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10.13cm"/>
    </style:style>
    <style:style style:name="co3" style:family="table-column">
      <style:table-column-properties fo:break-before="auto" style:column-width="8.632cm"/>
    </style:style>
    <style:style style:name="co4" style:family="table-column">
      <style:table-column-properties fo:break-before="auto" style:column-width="8.604cm"/>
    </style:style>
    <style:style style:name="co5" style:family="table-column">
      <style:table-column-properties fo:break-before="auto" style:column-width="16.52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6f9d4"/>
    </style:style>
  </office:automatic-styles>
  <office:body>
    <office:spreadsheet>
      <table:calculation-settings table:automatic-find-labels="false" table:use-regular-expressions="false" table:use-wildcards="true"/>
      <table:table table:name="res.field.selection_valu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eld_id/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table:style-name="Default"/>
        </table:table-row>
        <table:table-row table:style-name="ro1">
          <table:table-cell office:value-type="string" calcext:value-type="string">
            <text:p>l10n_no_payroll.res_field_selection_Arbeidsforholdtype_frilanserOppdragstakerHonorarPersonerMm</text:p>
          </table:table-cell>
          <table:table-cell office:value-type="string" calcext:value-type="string">
            <text:p>l10n_no_payroll.res_field_l10n_no_Arbeidsforholdtype</text:p>
          </table:table-cell>
          <table:table-cell table:number-columns-repeated="2" office:value-type="string" calcext:value-type="string">
            <text:p>frilanserOppdragstakerHonorarPersonerMm</text:p>
          </table:table-cell>
          <table:table-cell table:formula="of:=&quot;            (&quot;&quot;&quot;&amp;[.C2]&amp;&quot;&quot;&quot;, &quot;&quot;&quot;&amp;[.D2]&amp;&quot;&quot;&quot;),&quot;" office:value-type="string" office:string-value="            (&quot;frilanserOppdragstakerHonorarPersonerMm&quot;, &quot;frilanserOppdragstakerHonorarPersonerMm&quot;)," calcext:value-type="string">
            <text:p><text:s text:c="12"/>("frilanserOppdragstakerHonorarPersonerMm", "frilanserOppdragstakerHonorarPersonerMm"),</text:p>
          </table:table-cell>
        </table:table-row>
        <table:table-row table:style-name="ro1">
          <table:table-cell office:value-type="string" calcext:value-type="string">
            <text:p>l10n_no_payroll.res_field_selection_Arbeidsforholdtype_maritimtArbeidsforhold</text:p>
          </table:table-cell>
          <table:table-cell office:value-type="string" calcext:value-type="string">
            <text:p>l10n_no_payroll.res_field_l10n_no_Arbeidsforholdtype</text:p>
          </table:table-cell>
          <table:table-cell table:number-columns-repeated="2" office:value-type="string" calcext:value-type="string">
            <text:p>maritimtArbeidsforhold</text:p>
          </table:table-cell>
          <table:table-cell table:formula="of:=&quot;            (&quot;&quot;&quot;&amp;[.C3]&amp;&quot;&quot;&quot;, &quot;&quot;&quot;&amp;[.D3]&amp;&quot;&quot;&quot;),&quot;" office:value-type="string" office:string-value="            (&quot;maritimtArbeidsforhold&quot;, &quot;maritimtArbeidsforhold&quot;)," calcext:value-type="string">
            <text:p><text:s text:c="12"/>("maritimtArbeidsforhold", "maritimtArbeidsforhold"),</text:p>
          </table:table-cell>
        </table:table-row>
        <table:table-row table:style-name="ro1">
          <table:table-cell office:value-type="string" calcext:value-type="string">
            <text:p>l10n_no_payroll.res_field_selection_Arbeidsforholdtype_ordinaertArbeidsforhold</text:p>
          </table:table-cell>
          <table:table-cell office:value-type="string" calcext:value-type="string">
            <text:p>l10n_no_payroll.res_field_l10n_no_Arbeidsforholdtype</text:p>
          </table:table-cell>
          <table:table-cell table:number-columns-repeated="2" office:value-type="string" calcext:value-type="string">
            <text:p>ordinaertArbeidsforhold</text:p>
          </table:table-cell>
          <table:table-cell table:formula="of:=&quot;            (&quot;&quot;&quot;&amp;[.C4]&amp;&quot;&quot;&quot;, &quot;&quot;&quot;&amp;[.D4]&amp;&quot;&quot;&quot;),&quot;" office:value-type="string" office:string-value="            (&quot;ordinaertArbeidsforhold&quot;, &quot;ordinaertArbeidsforhold&quot;)," calcext:value-type="string">
            <text:p><text:s text:c="12"/>("ordinaertArbeidsforhold", "ordinaertArbeidsforhold"),</text:p>
          </table:table-cell>
        </table:table-row>
        <table:table-row table:style-name="ro1">
          <table:table-cell office:value-type="string" calcext:value-type="string">
            <text:p>l10n_no_payroll.res_field_selection_Arbeidsforholdtype_pensjonOgAndreTyperYtelserUtenAnsettelsesforhold</text:p>
          </table:table-cell>
          <table:table-cell office:value-type="string" calcext:value-type="string">
            <text:p>l10n_no_payroll.res_field_l10n_no_Arbeidsforholdtype</text:p>
          </table:table-cell>
          <table:table-cell table:number-columns-repeated="2" office:value-type="string" calcext:value-type="string">
            <text:p>pensjonOgAndreTyperYtelserUtenAnsettelsesforhold</text:p>
          </table:table-cell>
          <table:table-cell table:formula="of:=&quot;            (&quot;&quot;&quot;&amp;[.C5]&amp;&quot;&quot;&quot;, &quot;&quot;&quot;&amp;[.D5]&amp;&quot;&quot;&quot;),&quot;" office:value-type="string" office:string-value="            (&quot;pensjonOgAndreTyperYtelserUtenAnsettelsesforhold&quot;, &quot;pensjonOgAndreTyperYtelserUtenAnsettelsesforhold&quot;)," calcext:value-type="string">
            <text:p><text:s text:c="12"/>("pensjonOgAndreTyperYtelserUtenAnsettelsesforhold", "pensjonOgAndreTyperYtelserUtenAnsettelsesforhold"),</text:p>
          </table:table-cell>
        </table:table-row>
        <table:table-row table:style-name="ro1">
          <table:table-cell office:value-type="string" calcext:value-type="string">
            <text:p>l10n_no_payroll.res_field_selection_Arbeidsgiveravgiftsone_1</text:p>
          </table:table-cell>
          <table:table-cell office:value-type="string" calcext:value-type="string">
            <text:p>l10n_no_payroll.res_field_l10n_no_Arbeidsgiveravgiftson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            (&quot;&quot;&quot;&amp;[.C6]&amp;&quot;&quot;&quot;, &quot;&quot;&quot;&amp;[.D6]&amp;&quot;&quot;&quot;),&quot;" office:value-type="string" office:string-value="            (&quot;1&quot;, &quot;1&quot;)," calcext:value-type="string">
            <text:p><text:s text:c="12"/>("1", "1"),</text:p>
          </table:table-cell>
        </table:table-row>
        <table:table-row table:style-name="ro1">
          <table:table-cell office:value-type="string" calcext:value-type="string">
            <text:p>l10n_no_payroll.res_field_selection_Arbeidsgiveravgiftsone_1a</text:p>
          </table:table-cell>
          <table:table-cell office:value-type="string" calcext:value-type="string">
            <text:p>l10n_no_payroll.res_field_l10n_no_Arbeidsgiveravgiftsone</text:p>
          </table:table-cell>
          <table:table-cell table:number-columns-repeated="2" office:value-type="string" calcext:value-type="string">
            <text:p>1a</text:p>
          </table:table-cell>
          <table:table-cell table:formula="of:=&quot;            (&quot;&quot;&quot;&amp;[.C7]&amp;&quot;&quot;&quot;, &quot;&quot;&quot;&amp;[.D7]&amp;&quot;&quot;&quot;),&quot;" office:value-type="string" office:string-value="            (&quot;1a&quot;, &quot;1a&quot;)," calcext:value-type="string">
            <text:p><text:s text:c="12"/>("1a", "1a"),</text:p>
          </table:table-cell>
        </table:table-row>
        <table:table-row table:style-name="ro1">
          <table:table-cell office:value-type="string" calcext:value-type="string">
            <text:p>l10n_no_payroll.res_field_selection_Arbeidsgiveravgiftsone_2</text:p>
          </table:table-cell>
          <table:table-cell office:value-type="string" calcext:value-type="string">
            <text:p>l10n_no_payroll.res_field_l10n_no_Arbeidsgiveravgiftson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&quot;            (&quot;&quot;&quot;&amp;[.C8]&amp;&quot;&quot;&quot;, &quot;&quot;&quot;&amp;[.D8]&amp;&quot;&quot;&quot;),&quot;" office:value-type="string" office:string-value="            (&quot;2&quot;, &quot;2&quot;)," calcext:value-type="string">
            <text:p><text:s text:c="12"/>("2", "2"),</text:p>
          </table:table-cell>
        </table:table-row>
        <table:table-row table:style-name="ro1">
          <table:table-cell office:value-type="string" calcext:value-type="string">
            <text:p>l10n_no_payroll.res_field_selection_Arbeidsgiveravgiftsone_3</text:p>
          </table:table-cell>
          <table:table-cell office:value-type="string" calcext:value-type="string">
            <text:p>l10n_no_payroll.res_field_l10n_no_Arbeidsgiveravgiftson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&quot;            (&quot;&quot;&quot;&amp;[.C9]&amp;&quot;&quot;&quot;, &quot;&quot;&quot;&amp;[.D9]&amp;&quot;&quot;&quot;),&quot;" office:value-type="string" office:string-value="            (&quot;3&quot;, &quot;3&quot;)," calcext:value-type="string">
            <text:p><text:s text:c="12"/>("3", "3"),</text:p>
          </table:table-cell>
        </table:table-row>
        <table:table-row table:style-name="ro1">
          <table:table-cell office:value-type="string" calcext:value-type="string">
            <text:p>l10n_no_payroll.res_field_selection_Arbeidsgiveravgiftsone_4</text:p>
          </table:table-cell>
          <table:table-cell office:value-type="string" calcext:value-type="string">
            <text:p>l10n_no_payroll.res_field_l10n_no_Arbeidsgiveravgiftsone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&quot;            (&quot;&quot;&quot;&amp;[.C10]&amp;&quot;&quot;&quot;, &quot;&quot;&quot;&amp;[.D10]&amp;&quot;&quot;&quot;),&quot;" office:value-type="string" office:string-value="            (&quot;4&quot;, &quot;4&quot;)," calcext:value-type="string">
            <text:p><text:s text:c="12"/>("4", "4"),</text:p>
          </table:table-cell>
        </table:table-row>
        <table:table-row table:style-name="ro1">
          <table:table-cell office:value-type="string" calcext:value-type="string">
            <text:p>l10n_no_payroll.res_field_selection_Arbeidsgiveravgiftsone_4a</text:p>
          </table:table-cell>
          <table:table-cell office:value-type="string" calcext:value-type="string">
            <text:p>l10n_no_payroll.res_field_l10n_no_Arbeidsgiveravgiftsone</text:p>
          </table:table-cell>
          <table:table-cell table:number-columns-repeated="2" office:value-type="string" calcext:value-type="string">
            <text:p>4a</text:p>
          </table:table-cell>
          <table:table-cell table:formula="of:=&quot;            (&quot;&quot;&quot;&amp;[.C11]&amp;&quot;&quot;&quot;, &quot;&quot;&quot;&amp;[.D11]&amp;&quot;&quot;&quot;),&quot;" office:value-type="string" office:string-value="            (&quot;4a&quot;, &quot;4a&quot;)," calcext:value-type="string">
            <text:p><text:s text:c="12"/>("4a", "4a"),</text:p>
          </table:table-cell>
        </table:table-row>
        <table:table-row table:style-name="ro1">
          <table:table-cell office:value-type="string" calcext:value-type="string">
            <text:p>l10n_no_payroll.res_field_selection_Arbeidsgiveravgiftsone_5</text:p>
          </table:table-cell>
          <table:table-cell office:value-type="string" calcext:value-type="string">
            <text:p>l10n_no_payroll.res_field_l10n_no_Arbeidsgiveravgiftsone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            (&quot;&quot;&quot;&amp;[.C12]&amp;&quot;&quot;&quot;, &quot;&quot;&quot;&amp;[.D12]&amp;&quot;&quot;&quot;),&quot;" office:value-type="string" office:string-value="            (&quot;5&quot;, &quot;5&quot;)," calcext:value-type="string">
            <text:p><text:s text:c="12"/>("5", "5"),</text:p>
          </table:table-cell>
        </table:table-row>
        <table:table-row table:style-name="ro1">
          <table:table-cell office:value-type="string" calcext:value-type="string">
            <text:p>l10n_no_payroll.res_field_selection_Arbeidstidsordning_offshore336</text:p>
          </table:table-cell>
          <table:table-cell office:value-type="string" calcext:value-type="string">
            <text:p>l10n_no_payroll.res_field_l10n_no_Arbeidstidsordning</text:p>
          </table:table-cell>
          <table:table-cell table:number-columns-repeated="2" office:value-type="string" calcext:value-type="string">
            <text:p>offshore336</text:p>
          </table:table-cell>
          <table:table-cell table:formula="of:=&quot;            (&quot;&quot;&quot;&amp;[.C13]&amp;&quot;&quot;&quot;, &quot;&quot;&quot;&amp;[.D13]&amp;&quot;&quot;&quot;),&quot;" office:value-type="string" office:string-value="            (&quot;offshore336&quot;, &quot;offshore336&quot;)," calcext:value-type="string">
            <text:p><text:s text:c="12"/>("offshore336", "offshore336"),</text:p>
          </table:table-cell>
        </table:table-row>
        <table:table-row table:style-name="ro1">
          <table:table-cell office:value-type="string" calcext:value-type="string">
            <text:p>l10n_no_payroll.res_field_selection_Arbeidstidsordning_doegnkontinuerligSkiftOgTurnus355</text:p>
          </table:table-cell>
          <table:table-cell office:value-type="string" calcext:value-type="string">
            <text:p>l10n_no_payroll.res_field_l10n_no_Arbeidstidsordning</text:p>
          </table:table-cell>
          <table:table-cell table:number-columns-repeated="2" office:value-type="string" calcext:value-type="string">
            <text:p>doegnkontinuerligSkiftOgTurnus355</text:p>
          </table:table-cell>
          <table:table-cell table:formula="of:=&quot;            (&quot;&quot;&quot;&amp;[.C14]&amp;&quot;&quot;&quot;, &quot;&quot;&quot;&amp;[.D14]&amp;&quot;&quot;&quot;),&quot;" office:value-type="string" office:string-value="            (&quot;doegnkontinuerligSkiftOgTurnus355&quot;, &quot;doegnkontinuerligSkiftOgTurnus355&quot;)," calcext:value-type="string">
            <text:p><text:s text:c="12"/>("doegnkontinuerligSkiftOgTurnus355", "doegnkontinuerligSkiftOgTurnus355"),</text:p>
          </table:table-cell>
        </table:table-row>
        <table:table-row table:style-name="ro1">
          <table:table-cell office:value-type="string" calcext:value-type="string">
            <text:p>l10n_no_payroll.res_field_selection_Arbeidstidsordning_helkontinuerligSkiftOgAndreOrdninger336</text:p>
          </table:table-cell>
          <table:table-cell office:value-type="string" calcext:value-type="string">
            <text:p>l10n_no_payroll.res_field_l10n_no_Arbeidstidsordning</text:p>
          </table:table-cell>
          <table:table-cell table:number-columns-repeated="2" office:value-type="string" calcext:value-type="string">
            <text:p>helkontinuerligSkiftOgAndreOrdninger336</text:p>
          </table:table-cell>
          <table:table-cell table:formula="of:=&quot;            (&quot;&quot;&quot;&amp;[.C15]&amp;&quot;&quot;&quot;, &quot;&quot;&quot;&amp;[.D15]&amp;&quot;&quot;&quot;),&quot;" office:value-type="string" office:string-value="            (&quot;helkontinuerligSkiftOgAndreOrdninger336&quot;, &quot;helkontinuerligSkiftOgAndreOrdninger336&quot;)," calcext:value-type="string">
            <text:p><text:s text:c="12"/>("helkontinuerligSkiftOgAndreOrdninger336", "helkontinuerligSkiftOgAndreOrdninger336"),</text:p>
          </table:table-cell>
        </table:table-row>
        <table:table-row table:style-name="ro1">
          <table:table-cell office:value-type="string" calcext:value-type="string">
            <text:p>l10n_no_payroll.res_field_selection_Arbeidstidsordning_ikkeSkift</text:p>
          </table:table-cell>
          <table:table-cell office:value-type="string" calcext:value-type="string">
            <text:p>l10n_no_payroll.res_field_l10n_no_Arbeidstidsordning</text:p>
          </table:table-cell>
          <table:table-cell table:number-columns-repeated="2" office:value-type="string" calcext:value-type="string">
            <text:p>ikkeSkift</text:p>
          </table:table-cell>
          <table:table-cell table:formula="of:=&quot;            (&quot;&quot;&quot;&amp;[.C16]&amp;&quot;&quot;&quot;, &quot;&quot;&quot;&amp;[.D16]&amp;&quot;&quot;&quot;),&quot;" office:value-type="string" office:string-value="            (&quot;ikkeSkift&quot;, &quot;ikkeSkift&quot;)," calcext:value-type="string">
            <text:p><text:s text:c="12"/>("ikkeSkift", "ikkeSkift"),</text:p>
          </table:table-cell>
        </table:table-row>
        <table:table-row table:style-name="ro1">
          <table:table-cell office:value-type="string" calcext:value-type="string">
            <text:p>l10n_no_payroll.res_field_selection_Arbeidstidsordning_skift365</text:p>
          </table:table-cell>
          <table:table-cell office:value-type="string" calcext:value-type="string">
            <text:p>l10n_no_payroll.res_field_l10n_no_Arbeidstidsordning</text:p>
          </table:table-cell>
          <table:table-cell table:number-columns-repeated="2" office:value-type="string" calcext:value-type="string">
            <text:p>skift365</text:p>
          </table:table-cell>
          <table:table-cell table:formula="of:=&quot;            (&quot;&quot;&quot;&amp;[.C17]&amp;&quot;&quot;&quot;, &quot;&quot;&quot;&amp;[.D17]&amp;&quot;&quot;&quot;),&quot;" office:value-type="string" office:string-value="            (&quot;skift365&quot;, &quot;skift365&quot;)," calcext:value-type="string">
            <text:p><text:s text:c="12"/>("skift365", "skift365"),</text:p>
          </table:table-cell>
        </table:table-row>
        <table:table-row table:style-name="ro1">
          <table:table-cell office:value-type="string" calcext:value-type="string">
            <text:p>l10n_no_payroll.res_field_selection_BeregningskodeForArbeidsgiveravgift_generelleNaeringer</text:p>
          </table:table-cell>
          <table:table-cell office:value-type="string" calcext:value-type="string">
            <text:p>l10n_no_payroll.res_field_l10n_no_BeregningskodeForArbeidsgiveravgift</text:p>
          </table:table-cell>
          <table:table-cell table:number-columns-repeated="2" office:value-type="string" calcext:value-type="string">
            <text:p>generelleNaeringer</text:p>
          </table:table-cell>
          <table:table-cell table:formula="of:=&quot;            (&quot;&quot;&quot;&amp;[.C18]&amp;&quot;&quot;&quot;, &quot;&quot;&quot;&amp;[.D18]&amp;&quot;&quot;&quot;),&quot;" office:value-type="string" office:string-value="            (&quot;generelleNaeringer&quot;, &quot;generelleNaeringer&quot;)," calcext:value-type="string">
            <text:p><text:s text:c="12"/>("generelleNaeringer", "generelleNaeringer"),</text:p>
          </table:table-cell>
        </table:table-row>
        <table:table-row table:style-name="ro1">
          <table:table-cell office:value-type="string" calcext:value-type="string">
            <text:p>l10n_no_payroll.res_field_selection_BeregningskodeForArbeidsgiveravgift_helseforetakOgDelerAvStatsforvaltningen</text:p>
          </table:table-cell>
          <table:table-cell office:value-type="string" calcext:value-type="string">
            <text:p>l10n_no_payroll.res_field_l10n_no_BeregningskodeForArbeidsgiveravgift</text:p>
          </table:table-cell>
          <table:table-cell table:number-columns-repeated="2" office:value-type="string" calcext:value-type="string">
            <text:p>helseforetakOgDelerAvStatsforvaltningen</text:p>
          </table:table-cell>
          <table:table-cell table:formula="of:=&quot;            (&quot;&quot;&quot;&amp;[.C19]&amp;&quot;&quot;&quot;, &quot;&quot;&quot;&amp;[.D19]&amp;&quot;&quot;&quot;),&quot;" office:value-type="string" office:string-value="            (&quot;helseforetakOgDelerAvStatsforvaltningen&quot;, &quot;helseforetakOgDelerAvStatsforvaltningen&quot;)," calcext:value-type="string">
            <text:p><text:s text:c="12"/>("helseforetakOgDelerAvStatsforvaltningen", "helseforetakOgDelerAvStatsforvaltningen"),</text:p>
          </table:table-cell>
        </table:table-row>
        <table:table-row table:style-name="ro1">
          <table:table-cell office:value-type="string" calcext:value-type="string">
            <text:p>l10n_no_payroll.res_field_selection_BeregningskodeForArbeidsgiveravgift_jordOgSkogbrukFiskeri</text:p>
          </table:table-cell>
          <table:table-cell office:value-type="string" calcext:value-type="string">
            <text:p>l10n_no_payroll.res_field_l10n_no_BeregningskodeForArbeidsgiveravgift</text:p>
          </table:table-cell>
          <table:table-cell table:number-columns-repeated="2" office:value-type="string" calcext:value-type="string">
            <text:p>jordOgSkogbrukFiskeri</text:p>
          </table:table-cell>
          <table:table-cell table:formula="of:=&quot;            (&quot;&quot;&quot;&amp;[.C20]&amp;&quot;&quot;&quot;, &quot;&quot;&quot;&amp;[.D20]&amp;&quot;&quot;&quot;),&quot;" office:value-type="string" office:string-value="            (&quot;jordOgSkogbrukFiskeri&quot;, &quot;jordOgSkogbrukFiskeri&quot;)," calcext:value-type="string">
            <text:p><text:s text:c="12"/>("jordOgSkogbrukFiskeri", "jordOgSkogbrukFiskeri"),</text:p>
          </table:table-cell>
        </table:table-row>
        <table:table-row table:style-name="ro1">
          <table:table-cell office:value-type="string" calcext:value-type="string">
            <text:p>l10n_no_payroll.res_field_selection_BeregningskodeForArbeidsgiveravgift_kunForskuddstrekk</text:p>
          </table:table-cell>
          <table:table-cell office:value-type="string" calcext:value-type="string">
            <text:p>l10n_no_payroll.res_field_l10n_no_BeregningskodeForArbeidsgiveravgift</text:p>
          </table:table-cell>
          <table:table-cell table:number-columns-repeated="2" office:value-type="string" calcext:value-type="string">
            <text:p>kunForskuddstrekk</text:p>
          </table:table-cell>
          <table:table-cell table:formula="of:=&quot;            (&quot;&quot;&quot;&amp;[.C21]&amp;&quot;&quot;&quot;, &quot;&quot;&quot;&amp;[.D21]&amp;&quot;&quot;&quot;),&quot;" office:value-type="string" office:string-value="            (&quot;kunForskuddstrekk&quot;, &quot;kunForskuddstrekk&quot;)," calcext:value-type="string">
            <text:p><text:s text:c="12"/>("kunForskuddstrekk", "kunForskuddstrekk"),</text:p>
          </table:table-cell>
        </table:table-row>
        <table:table-row table:style-name="ro1">
          <table:table-cell office:value-type="string" calcext:value-type="string">
            <text:p>l10n_no_payroll.res_field_selection_BeregningskodeForArbeidsgiveravgift_svalbard</text:p>
          </table:table-cell>
          <table:table-cell office:value-type="string" calcext:value-type="string">
            <text:p>l10n_no_payroll.res_field_l10n_no_BeregningskodeForArbeidsgiveravgift</text:p>
          </table:table-cell>
          <table:table-cell table:number-columns-repeated="2" office:value-type="string" calcext:value-type="string">
            <text:p>svalbard</text:p>
          </table:table-cell>
          <table:table-cell table:formula="of:=&quot;            (&quot;&quot;&quot;&amp;[.C22]&amp;&quot;&quot;&quot;, &quot;&quot;&quot;&amp;[.D22]&amp;&quot;&quot;&quot;),&quot;" office:value-type="string" office:string-value="            (&quot;svalbard&quot;, &quot;svalbard&quot;)," calcext:value-type="string">
            <text:p><text:s text:c="12"/>("svalbard", "svalbard"),</text:p>
          </table:table-cell>
        </table:table-row>
        <table:table-row table:style-name="ro1">
          <table:table-cell office:value-type="string" calcext:value-type="string">
            <text:p>l10n_no_payroll.res_field_selection_BeregningskodeForArbeidsgiveravgift_staalprodukterOgSkipsverft</text:p>
          </table:table-cell>
          <table:table-cell office:value-type="string" calcext:value-type="string">
            <text:p>l10n_no_payroll.res_field_l10n_no_BeregningskodeForArbeidsgiveravgift</text:p>
          </table:table-cell>
          <table:table-cell table:number-columns-repeated="2" office:value-type="string" calcext:value-type="string">
            <text:p>staalprodukterOgSkipsverft</text:p>
          </table:table-cell>
          <table:table-cell table:formula="of:=&quot;            (&quot;&quot;&quot;&amp;[.C23]&amp;&quot;&quot;&quot;, &quot;&quot;&quot;&amp;[.D23]&amp;&quot;&quot;&quot;),&quot;" office:value-type="string" office:string-value="            (&quot;staalprodukterOgSkipsverft&quot;, &quot;staalprodukterOgSkipsverft&quot;)," calcext:value-type="string">
            <text:p><text:s text:c="12"/>("staalprodukterOgSkipsverft", "staalprodukterOgSkipsverft"),</text:p>
          </table:table-cell>
        </table:table-row>
        <table:table-row table:style-name="ro1">
          <table:table-cell office:value-type="string" calcext:value-type="string">
            <text:p>l10n_no_payroll.res_field_selection_BeregningskodeForArbeidsgiveravgift_veitransport</text:p>
          </table:table-cell>
          <table:table-cell office:value-type="string" calcext:value-type="string">
            <text:p>l10n_no_payroll.res_field_l10n_no_BeregningskodeForArbeidsgiveravgift</text:p>
          </table:table-cell>
          <table:table-cell table:number-columns-repeated="2" office:value-type="string" calcext:value-type="string">
            <text:p>veitransport</text:p>
          </table:table-cell>
          <table:table-cell table:formula="of:=&quot;            (&quot;&quot;&quot;&amp;[.C24]&amp;&quot;&quot;&quot;, &quot;&quot;&quot;&amp;[.D24]&amp;&quot;&quot;&quot;),&quot;" office:value-type="string" office:string-value="            (&quot;veitransport&quot;, &quot;veitransport&quot;)," calcext:value-type="string">
            <text:p><text:s text:c="12"/>("veitransport", "veitransport"),</text:p>
          </table:table-cell>
        </table:table-row>
        <table:table-row table:style-name="ro1">
          <table:table-cell office:value-type="string" calcext:value-type="string">
            <text:p>l10n_no_payroll.res_field_selection_BeregningskodeForArbeidsgiveravgift_sektorunnattAktivitet</text:p>
          </table:table-cell>
          <table:table-cell office:value-type="string" calcext:value-type="string">
            <text:p>l10n_no_payroll.res_field_l10n_no_BeregningskodeForArbeidsgiveravgift</text:p>
          </table:table-cell>
          <table:table-cell table:number-columns-repeated="2" office:value-type="string" calcext:value-type="string">
            <text:p>sektorunnattAktivitet</text:p>
          </table:table-cell>
          <table:table-cell table:formula="of:=&quot;            (&quot;&quot;&quot;&amp;[.C25]&amp;&quot;&quot;&quot;, &quot;&quot;&quot;&amp;[.D25]&amp;&quot;&quot;&quot;),&quot;" office:value-type="string" office:string-value="            (&quot;sektorunnattAktivitet&quot;, &quot;sektorunnattAktivitet&quot;)," calcext:value-type="string">
            <text:p><text:s text:c="12"/>("sektorunnattAktivitet", "sektorunnattAktivitet"),</text:p>
          </table:table-cell>
        </table:table-row>
        <table:table-row table:style-name="ro1">
          <table:table-cell office:value-type="string" calcext:value-type="string">
            <text:p>l10n_no_payroll.res_field_selection_BeregningskodeForArbeidsgiveravgift_godstransportPaaVei</text:p>
          </table:table-cell>
          <table:table-cell office:value-type="string" calcext:value-type="string">
            <text:p>l10n_no_payroll.res_field_l10n_no_BeregningskodeForArbeidsgiveravgift</text:p>
          </table:table-cell>
          <table:table-cell table:number-columns-repeated="2" office:value-type="string" calcext:value-type="string">
            <text:p>godstransportPaaVei</text:p>
          </table:table-cell>
          <table:table-cell table:formula="of:=&quot;            (&quot;&quot;&quot;&amp;[.C26]&amp;&quot;&quot;&quot;, &quot;&quot;&quot;&amp;[.D26]&amp;&quot;&quot;&quot;),&quot;" office:value-type="string" office:string-value="            (&quot;godstransportPaaVei&quot;, &quot;godstransportPaaVei&quot;)," calcext:value-type="string">
            <text:p><text:s text:c="12"/>("godstransportPaaVei", "godstransportPaaVei"),</text:p>
          </table:table-cell>
        </table:table-row>
        <table:table-row table:style-name="ro1">
          <table:table-cell office:value-type="string" calcext:value-type="string">
            <text:p>l10n_no_payroll.res_field_selection_Fordel_kontantytelse</text:p>
          </table:table-cell>
          <table:table-cell office:value-type="string" calcext:value-type="string">
            <text:p>l10n_no_payroll.res_field_l10n_no_Fordel</text:p>
          </table:table-cell>
          <table:table-cell table:number-columns-repeated="2" office:value-type="string" calcext:value-type="string">
            <text:p>kontantytelse</text:p>
          </table:table-cell>
          <table:table-cell table:formula="of:=&quot;            (&quot;&quot;&quot;&amp;[.C27]&amp;&quot;&quot;&quot;, &quot;&quot;&quot;&amp;[.D27]&amp;&quot;&quot;&quot;),&quot;" office:value-type="string" office:string-value="            (&quot;kontantytelse&quot;, &quot;kontantytelse&quot;)," calcext:value-type="string">
            <text:p><text:s text:c="12"/>("kontantytelse", "kontantytelse"),</text:p>
          </table:table-cell>
        </table:table-row>
        <table:table-row table:style-name="ro1">
          <table:table-cell office:value-type="string" calcext:value-type="string">
            <text:p>l10n_no_payroll.res_field_selection_Fordel_naturalytelse</text:p>
          </table:table-cell>
          <table:table-cell office:value-type="string" calcext:value-type="string">
            <text:p>l10n_no_payroll.res_field_l10n_no_Fordel</text:p>
          </table:table-cell>
          <table:table-cell table:number-columns-repeated="2" office:value-type="string" calcext:value-type="string">
            <text:p>naturalytelse</text:p>
          </table:table-cell>
          <table:table-cell table:formula="of:=&quot;            (&quot;&quot;&quot;&amp;[.C28]&amp;&quot;&quot;&quot;, &quot;&quot;&quot;&amp;[.D28]&amp;&quot;&quot;&quot;),&quot;" office:value-type="string" office:string-value="            (&quot;naturalytelse&quot;, &quot;naturalytelse&quot;)," calcext:value-type="string">
            <text:p><text:s text:c="12"/>("naturalytelse", "naturalytelse"),</text:p>
          </table:table-cell>
        </table:table-row>
        <table:table-row table:style-name="ro1">
          <table:table-cell office:value-type="string" calcext:value-type="string">
            <text:p>l10n_no_payroll.res_field_selection_Fordel_utgiftsgodtgjoerelse</text:p>
          </table:table-cell>
          <table:table-cell office:value-type="string" calcext:value-type="string">
            <text:p>l10n_no_payroll.res_field_l10n_no_Fordel</text:p>
          </table:table-cell>
          <table:table-cell table:number-columns-repeated="2" office:value-type="string" calcext:value-type="string">
            <text:p>utgiftsgodtgjoerelse</text:p>
          </table:table-cell>
          <table:table-cell table:formula="of:=&quot;            (&quot;&quot;&quot;&amp;[.C29]&amp;&quot;&quot;&quot;, &quot;&quot;&quot;&amp;[.D29]&amp;&quot;&quot;&quot;),&quot;" office:value-type="string" office:string-value="            (&quot;utgiftsgodtgjoerelse&quot;, &quot;utgiftsgodtgjoerelse&quot;)," calcext:value-type="string">
            <text:p><text:s text:c="12"/>("utgiftsgodtgjoerelse", "utgiftsgodtgjoerelse"),</text:p>
          </table:table-cell>
        </table:table-row>
        <table:table-row table:style-name="ro1">
          <table:table-cell office:value-type="string" calcext:value-type="string">
            <text:p>l10n_no_payroll.res_field_selection_Forskuddstrekkbeskrivelse_betaltTrygdeavgiftTilJanMayen</text:p>
          </table:table-cell>
          <table:table-cell office:value-type="string" calcext:value-type="string">
            <text:p>l10n_no_payroll.res_field_l10n_no_Forskuddstrekkbeskrivelse</text:p>
          </table:table-cell>
          <table:table-cell table:number-columns-repeated="2" office:value-type="string" calcext:value-type="string">
            <text:p>betaltTrygdeavgiftTilJanMayen</text:p>
          </table:table-cell>
          <table:table-cell table:formula="of:=&quot;            (&quot;&quot;&quot;&amp;[.C30]&amp;&quot;&quot;&quot;, &quot;&quot;&quot;&amp;[.D30]&amp;&quot;&quot;&quot;),&quot;" office:value-type="string" office:string-value="            (&quot;betaltTrygdeavgiftTilJanMayen&quot;, &quot;betaltTrygdeavgiftTilJanMayen&quot;)," calcext:value-type="string">
            <text:p><text:s text:c="12"/>("betaltTrygdeavgiftTilJanMayen", "betaltTrygdeavgiftTilJanMayen"),</text:p>
          </table:table-cell>
        </table:table-row>
        <table:table-row table:style-name="ro1">
          <table:table-cell office:value-type="string" calcext:value-type="string">
            <text:p>l10n_no_payroll.res_field_selection_Forskuddstrekkbeskrivelse_janMayenOgBilandene</text:p>
          </table:table-cell>
          <table:table-cell office:value-type="string" calcext:value-type="string">
            <text:p>l10n_no_payroll.res_field_l10n_no_Forskuddstrekkbeskrivelse</text:p>
          </table:table-cell>
          <table:table-cell table:number-columns-repeated="2" office:value-type="string" calcext:value-type="string">
            <text:p>janMayenOgBilandene</text:p>
          </table:table-cell>
          <table:table-cell table:formula="of:=&quot;            (&quot;&quot;&quot;&amp;[.C31]&amp;&quot;&quot;&quot;, &quot;&quot;&quot;&amp;[.D31]&amp;&quot;&quot;&quot;),&quot;" office:value-type="string" office:string-value="            (&quot;janMayenOgBilandene&quot;, &quot;janMayenOgBilandene&quot;)," calcext:value-type="string">
            <text:p><text:s text:c="12"/>("janMayenOgBilandene", "janMayenOgBilandene"),</text:p>
          </table:table-cell>
        </table:table-row>
        <table:table-row table:style-name="ro1">
          <table:table-cell office:value-type="string" calcext:value-type="string">
            <text:p>l10n_no_payroll.res_field_selection_Forskuddstrekkbeskrivelse_kildeskattPaaPensjon</text:p>
          </table:table-cell>
          <table:table-cell office:value-type="string" calcext:value-type="string">
            <text:p>l10n_no_payroll.res_field_l10n_no_Forskuddstrekkbeskrivelse</text:p>
          </table:table-cell>
          <table:table-cell table:number-columns-repeated="2" office:value-type="string" calcext:value-type="string">
            <text:p>kildeskattPaaPensjon</text:p>
          </table:table-cell>
          <table:table-cell table:formula="of:=&quot;            (&quot;&quot;&quot;&amp;[.C32]&amp;&quot;&quot;&quot;, &quot;&quot;&quot;&amp;[.D32]&amp;&quot;&quot;&quot;),&quot;" office:value-type="string" office:string-value="            (&quot;kildeskattPaaPensjon&quot;, &quot;kildeskattPaaPensjon&quot;)," calcext:value-type="string">
            <text:p><text:s text:c="12"/>("kildeskattPaaPensjon", "kildeskattPaaPensjon"),</text:p>
          </table:table-cell>
        </table:table-row>
        <table:table-row table:style-name="ro1">
          <table:table-cell office:value-type="string" calcext:value-type="string">
            <text:p>l10n_no_payroll.res_field_selection_Forskuddstrekkbeskrivelse_svalbard</text:p>
          </table:table-cell>
          <table:table-cell office:value-type="string" calcext:value-type="string">
            <text:p>l10n_no_payroll.res_field_l10n_no_Forskuddstrekkbeskrivelse</text:p>
          </table:table-cell>
          <table:table-cell table:number-columns-repeated="2" office:value-type="string" calcext:value-type="string">
            <text:p>svalbard</text:p>
          </table:table-cell>
          <table:table-cell table:formula="of:=&quot;            (&quot;&quot;&quot;&amp;[.C33]&amp;&quot;&quot;&quot;, &quot;&quot;&quot;&amp;[.D33]&amp;&quot;&quot;&quot;),&quot;" office:value-type="string" office:string-value="            (&quot;svalbard&quot;, &quot;svalbard&quot;)," calcext:value-type="string">
            <text:p><text:s text:c="12"/>("svalbard", "svalbard"),</text:p>
          </table:table-cell>
        </table:table-row>
        <table:table-row table:style-name="ro1">
          <table:table-cell office:value-type="string" calcext:value-type="string">
            <text:p>l10n_no_payroll.res_field_selection_Forskuddstrekkbeskrivelse_barnepensjon</text:p>
          </table:table-cell>
          <table:table-cell office:value-type="string" calcext:value-type="string">
            <text:p>l10n_no_payroll.res_field_l10n_no_Forskuddstrekkbeskrivelse</text:p>
          </table:table-cell>
          <table:table-cell table:number-columns-repeated="2" office:value-type="string" calcext:value-type="string">
            <text:p>barnepensjon</text:p>
          </table:table-cell>
          <table:table-cell table:formula="of:=&quot;            (&quot;&quot;&quot;&amp;[.C34]&amp;&quot;&quot;&quot;, &quot;&quot;&quot;&amp;[.D34]&amp;&quot;&quot;&quot;),&quot;" office:value-type="string" office:string-value="            (&quot;barnepensjon&quot;, &quot;barnepensjon&quot;)," calcext:value-type="string">
            <text:p><text:s text:c="12"/>("barnepensjon", "barnepensjon"),</text:p>
          </table:table-cell>
        </table:table-row>
        <table:table-row table:style-name="ro1">
          <table:table-cell office:value-type="string" calcext:value-type="string">
            <text:p>l10n_no_payroll.res_field_selection_Forskuddstrekkbeskrivelse_refusjonNegativeEtteroppgjoer</text:p>
          </table:table-cell>
          <table:table-cell office:value-type="string" calcext:value-type="string">
            <text:p>l10n_no_payroll.res_field_l10n_no_Forskuddstrekkbeskrivelse</text:p>
          </table:table-cell>
          <table:table-cell table:number-columns-repeated="2" office:value-type="string" calcext:value-type="string">
            <text:p>refusjonNegativeEtteroppgjoer</text:p>
          </table:table-cell>
          <table:table-cell table:formula="of:=&quot;            (&quot;&quot;&quot;&amp;[.C35]&amp;&quot;&quot;&quot;, &quot;&quot;&quot;&amp;[.D35]&amp;&quot;&quot;&quot;),&quot;" office:value-type="string" office:string-value="            (&quot;refusjonNegativeEtteroppgjoer&quot;, &quot;refusjonNegativeEtteroppgjoer&quot;)," calcext:value-type="string">
            <text:p><text:s text:c="12"/>("refusjonNegativeEtteroppgjoer", "refusjonNegativeEtteroppgjoer"),</text:p>
          </table:table-cell>
        </table:table-row>
        <table:table-row table:style-name="ro1">
          <table:table-cell office:value-type="string" calcext:value-type="string">
            <text:p>l10n_no_payroll.res_field_selection_Forskuddstrekkbeskrivelse_refusjonNegativeEtteroppgjoerKildeskatt</text:p>
          </table:table-cell>
          <table:table-cell office:value-type="string" calcext:value-type="string">
            <text:p>l10n_no_payroll.res_field_l10n_no_Forskuddstrekkbeskrivelse</text:p>
          </table:table-cell>
          <table:table-cell table:number-columns-repeated="2" office:value-type="string" calcext:value-type="string">
            <text:p>refusjonNegativeEtteroppgjoerKildeskatt</text:p>
          </table:table-cell>
          <table:table-cell table:formula="of:=&quot;            (&quot;&quot;&quot;&amp;[.C36]&amp;&quot;&quot;&quot;, &quot;&quot;&quot;&amp;[.D36]&amp;&quot;&quot;&quot;),&quot;" office:value-type="string" office:string-value="            (&quot;refusjonNegativeEtteroppgjoerKildeskatt&quot;, &quot;refusjonNegativeEtteroppgjoerKildeskatt&quot;)," calcext:value-type="string">
            <text:p><text:s text:c="12"/>("refusjonNegativeEtteroppgjoerKildeskatt", "refusjonNegativeEtteroppgjoerKildeskatt"),</text:p>
          </table:table-cell>
        </table:table-row>
        <table:table-row table:style-name="ro1">
          <table:table-cell office:value-type="string" calcext:value-type="string">
            <text:p>l10n_no_payroll.res_field_selection_Forskuddstrekkbeskrivelse_refusjonNegativeEtteroppgjoerSvalbard</text:p>
          </table:table-cell>
          <table:table-cell office:value-type="string" calcext:value-type="string">
            <text:p>l10n_no_payroll.res_field_l10n_no_Forskuddstrekkbeskrivelse</text:p>
          </table:table-cell>
          <table:table-cell table:number-columns-repeated="2" office:value-type="string" calcext:value-type="string">
            <text:p>refusjonNegativeEtteroppgjoerSvalbard</text:p>
          </table:table-cell>
          <table:table-cell table:formula="of:=&quot;            (&quot;&quot;&quot;&amp;[.C37]&amp;&quot;&quot;&quot;, &quot;&quot;&quot;&amp;[.D37]&amp;&quot;&quot;&quot;),&quot;" office:value-type="string" office:string-value="            (&quot;refusjonNegativeEtteroppgjoerSvalbard&quot;, &quot;refusjonNegativeEtteroppgjoerSvalbard&quot;)," calcext:value-type="string">
            <text:p><text:s text:c="12"/>("refusjonNegativeEtteroppgjoerSvalbard", "refusjonNegativeEtteroppgjoerSvalbard"),</text:p>
          </table:table-cell>
        </table:table-row>
        <table:table-row table:style-name="ro1">
          <table:table-cell office:value-type="string" calcext:value-type="string">
            <text:p>l10n_no_payroll.res_field_selection_Grunnlagsprosent_14_1</text:p>
          </table:table-cell>
          <table:table-cell office:value-type="string" calcext:value-type="string">
            <text:p>l10n_no_payroll.res_field_l10n_no_Grunnlagsprosent</text:p>
          </table:table-cell>
          <table:table-cell table:number-columns-repeated="2" table:style-name="ce1" office:value-type="string" calcext:value-type="string">
            <text:p>14.1</text:p>
          </table:table-cell>
          <table:table-cell table:formula="of:=&quot;            (&quot;&quot;&quot;&amp;[.C38]&amp;&quot;&quot;&quot;, &quot;&quot;&quot;&amp;[.D38]&amp;&quot;&quot;&quot;),&quot;" office:value-type="string" office:string-value="            (&quot;14.1&quot;, &quot;14.1&quot;)," calcext:value-type="string">
            <text:p><text:s text:c="12"/>("14.1", "14.1"),</text:p>
          </table:table-cell>
        </table:table-row>
        <table:table-row table:style-name="ro1">
          <table:table-cell office:value-type="string" calcext:value-type="string">
            <text:p>l10n_no_payroll.res_field_selection_Grunnlagsprosent_10_6</text:p>
          </table:table-cell>
          <table:table-cell office:value-type="string" calcext:value-type="string">
            <text:p>l10n_no_payroll.res_field_l10n_no_Grunnlagsprosent</text:p>
          </table:table-cell>
          <table:table-cell table:number-columns-repeated="2" table:style-name="ce1" office:value-type="string" calcext:value-type="string">
            <text:p>10.6</text:p>
          </table:table-cell>
          <table:table-cell table:formula="of:=&quot;            (&quot;&quot;&quot;&amp;[.C39]&amp;&quot;&quot;&quot;, &quot;&quot;&quot;&amp;[.D39]&amp;&quot;&quot;&quot;),&quot;" office:value-type="string" office:string-value="            (&quot;10.6&quot;, &quot;10.6&quot;)," calcext:value-type="string">
            <text:p><text:s text:c="12"/>("10.6", "10.6"),</text:p>
          </table:table-cell>
        </table:table-row>
        <table:table-row table:style-name="ro1">
          <table:table-cell office:value-type="string" calcext:value-type="string">
            <text:p>l10n_no_payroll.res_field_selection_Grunnlagsprosent_7_9</text:p>
          </table:table-cell>
          <table:table-cell office:value-type="string" calcext:value-type="string">
            <text:p>l10n_no_payroll.res_field_l10n_no_Grunnlagsprosent</text:p>
          </table:table-cell>
          <table:table-cell table:number-columns-repeated="2" table:style-name="ce1" office:value-type="string" calcext:value-type="string">
            <text:p>7.9</text:p>
          </table:table-cell>
          <table:table-cell table:formula="of:=&quot;            (&quot;&quot;&quot;&amp;[.C40]&amp;&quot;&quot;&quot;, &quot;&quot;&quot;&amp;[.D40]&amp;&quot;&quot;&quot;),&quot;" office:value-type="string" office:string-value="            (&quot;7.9&quot;, &quot;7.9&quot;)," calcext:value-type="string">
            <text:p><text:s text:c="12"/>("7.9", "7.9"),</text:p>
          </table:table-cell>
        </table:table-row>
        <table:table-row table:style-name="ro1">
          <table:table-cell office:value-type="string" calcext:value-type="string">
            <text:p>l10n_no_payroll.res_field_selection_Grunnlagsprosent_6_4</text:p>
          </table:table-cell>
          <table:table-cell office:value-type="string" calcext:value-type="string">
            <text:p>l10n_no_payroll.res_field_l10n_no_Grunnlagsprosent</text:p>
          </table:table-cell>
          <table:table-cell table:number-columns-repeated="2" table:style-name="ce1" office:value-type="string" calcext:value-type="string">
            <text:p>6.4</text:p>
          </table:table-cell>
          <table:table-cell table:formula="of:=&quot;            (&quot;&quot;&quot;&amp;[.C41]&amp;&quot;&quot;&quot;, &quot;&quot;&quot;&amp;[.D41]&amp;&quot;&quot;&quot;),&quot;" office:value-type="string" office:string-value="            (&quot;6.4&quot;, &quot;6.4&quot;)," calcext:value-type="string">
            <text:p><text:s text:c="12"/>("6.4", "6.4"),</text:p>
          </table:table-cell>
        </table:table-row>
        <table:table-row table:style-name="ro1">
          <table:table-cell office:value-type="string" calcext:value-type="string">
            <text:p>l10n_no_payroll.res_field_selection_Grunnlagsprosent_5_1</text:p>
          </table:table-cell>
          <table:table-cell office:value-type="string" calcext:value-type="string">
            <text:p>l10n_no_payroll.res_field_l10n_no_Grunnlagsprosent</text:p>
          </table:table-cell>
          <table:table-cell table:number-columns-repeated="2" table:style-name="ce1" office:value-type="string" calcext:value-type="string">
            <text:p>5.1</text:p>
          </table:table-cell>
          <table:table-cell table:formula="of:=&quot;            (&quot;&quot;&quot;&amp;[.C42]&amp;&quot;&quot;&quot;, &quot;&quot;&quot;&amp;[.D42]&amp;&quot;&quot;&quot;),&quot;" office:value-type="string" office:string-value="            (&quot;5.1&quot;, &quot;5.1&quot;)," calcext:value-type="string">
            <text:p><text:s text:c="12"/>("5.1", "5.1"),</text:p>
          </table:table-cell>
        </table:table-row>
        <table:table-row table:style-name="ro1">
          <table:table-cell office:value-type="string" calcext:value-type="string">
            <text:p>l10n_no_payroll.res_field_selection_Grunnlagsprosent_0</text:p>
          </table:table-cell>
          <table:table-cell office:value-type="string" calcext:value-type="string">
            <text:p>l10n_no_payroll.res_field_l10n_no_Grunnlagsprosen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            (&quot;&quot;&quot;&amp;[.C43]&amp;&quot;&quot;&quot;, &quot;&quot;&quot;&amp;[.D43]&amp;&quot;&quot;&quot;),&quot;" office:value-type="string" office:string-value="            (&quot;0&quot;, &quot;0&quot;)," calcext:value-type="string">
            <text:p><text:s text:c="12"/>("0", "0"),</text:p>
          </table:table-cell>
        </table:table-row>
        <table:table-row table:style-name="ro1">
          <table:table-cell office:value-type="string" calcext:value-type="string">
            <text:p>l10n_no_payroll.res_field_selection_Loennsbeskrivelse_administrativForpleining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administrativForpleining</text:p>
          </table:table-cell>
          <table:table-cell table:formula="of:=&quot;            (&quot;&quot;&quot;&amp;[.C44]&amp;&quot;&quot;&quot;, &quot;&quot;&quot;&amp;[.D44]&amp;&quot;&quot;&quot;),&quot;" office:value-type="string" office:string-value="            (&quot;administrativForpleining&quot;, &quot;administrativForpleining&quot;)," calcext:value-type="string">
            <text:p><text:s text:c="12"/>("administrativForpleining", "administrativForpleining"),</text:p>
          </table:table-cell>
        </table:table-row>
        <table:table-row table:style-name="ro1">
          <table:table-cell office:value-type="string" calcext:value-type="string">
            <text:p>l10n_no_payroll.res_field_selection_Loennsbeskrivelse_aksjerGrunnfondsbevisTilUnderkurs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aksjerGrunnfondsbevisTilUnderkurs</text:p>
          </table:table-cell>
          <table:table-cell table:formula="of:=&quot;            (&quot;&quot;&quot;&amp;[.C45]&amp;&quot;&quot;&quot;, &quot;&quot;&quot;&amp;[.D45]&amp;&quot;&quot;&quot;),&quot;" office:value-type="string" office:string-value="            (&quot;aksjerGrunnfondsbevisTilUnderkurs&quot;, &quot;aksjerGrunnfondsbevisTilUnderkurs&quot;)," calcext:value-type="string">
            <text:p><text:s text:c="12"/>("aksjerGrunnfondsbevisTilUnderkurs", "aksjerGrunnfondsbevisTilUnderkurs"),</text:p>
          </table:table-cell>
        </table:table-row>
        <table:table-row table:style-name="ro1">
          <table:table-cell office:value-type="string" calcext:value-type="string">
            <text:p>l10n_no_payroll.res_field_selection_Loennsbeskrivelse_annet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annet</text:p>
          </table:table-cell>
          <table:table-cell table:formula="of:=&quot;            (&quot;&quot;&quot;&amp;[.C46]&amp;&quot;&quot;&quot;, &quot;&quot;&quot;&amp;[.D46]&amp;&quot;&quot;&quot;),&quot;" office:value-type="string" office:string-value="            (&quot;annet&quot;, &quot;annet&quot;)," calcext:value-type="string">
            <text:p><text:s text:c="12"/>("annet", "annet"),</text:p>
          </table:table-cell>
        </table:table-row>
        <table:table-row table:style-name="ro1">
          <table:table-cell office:value-type="string" calcext:value-type="string">
            <text:p>l10n_no_payroll.res_field_selection_Loennsbeskrivelse_arbeidsoppholdKost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arbeidsoppholdKost</text:p>
          </table:table-cell>
          <table:table-cell table:formula="of:=&quot;            (&quot;&quot;&quot;&amp;[.C47]&amp;&quot;&quot;&quot;, &quot;&quot;&quot;&amp;[.D47]&amp;&quot;&quot;&quot;),&quot;" office:value-type="string" office:string-value="            (&quot;arbeidsoppholdKost&quot;, &quot;arbeidsoppholdKost&quot;)," calcext:value-type="string">
            <text:p><text:s text:c="12"/>("arbeidsoppholdKost", "arbeidsoppholdKost"),</text:p>
          </table:table-cell>
        </table:table-row>
        <table:table-row table:style-name="ro1">
          <table:table-cell office:value-type="string" calcext:value-type="string">
            <text:p>l10n_no_payroll.res_field_selection_Loennsbeskrivelse_arbeidsoppholdLosji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arbeidsoppholdLosji</text:p>
          </table:table-cell>
          <table:table-cell table:formula="of:=&quot;            (&quot;&quot;&quot;&amp;[.C48]&amp;&quot;&quot;&quot;, &quot;&quot;&quot;&amp;[.D48]&amp;&quot;&quot;&quot;),&quot;" office:value-type="string" office:string-value="            (&quot;arbeidsoppholdLosji&quot;, &quot;arbeidsoppholdLosji&quot;)," calcext:value-type="string">
            <text:p><text:s text:c="12"/>("arbeidsoppholdLosji", "arbeidsoppholdLosji"),</text:p>
          </table:table-cell>
        </table:table-row>
        <table:table-row table:style-name="ro1">
          <table:table-cell office:value-type="string" calcext:value-type="string">
            <text:p>l10n_no_payroll.res_field_selection_Loennsbeskrivelse_bedriftsbarnehageplass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bedriftsbarnehageplass</text:p>
          </table:table-cell>
          <table:table-cell table:formula="of:=&quot;            (&quot;&quot;&quot;&amp;[.C49]&amp;&quot;&quot;&quot;, &quot;&quot;&quot;&amp;[.D49]&amp;&quot;&quot;&quot;),&quot;" office:value-type="string" office:string-value="            (&quot;bedriftsbarnehageplass&quot;, &quot;bedriftsbarnehageplass&quot;)," calcext:value-type="string">
            <text:p><text:s text:c="12"/>("bedriftsbarnehageplass", "bedriftsbarnehageplass"),</text:p>
          </table:table-cell>
        </table:table-row>
        <table:table-row table:style-name="ro1">
          <table:table-cell office:value-type="string" calcext:value-type="string">
            <text:p>l10n_no_payroll.res_field_selection_Loennsbeskrivelse_beregnetSkatt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beregnetSkatt</text:p>
          </table:table-cell>
          <table:table-cell table:formula="of:=&quot;            (&quot;&quot;&quot;&amp;[.C50]&amp;&quot;&quot;&quot;, &quot;&quot;&quot;&amp;[.D50]&amp;&quot;&quot;&quot;),&quot;" office:value-type="string" office:string-value="            (&quot;beregnetSkatt&quot;, &quot;beregnetSkatt&quot;)," calcext:value-type="string">
            <text:p><text:s text:c="12"/>("beregnetSkatt", "beregnetSkatt"),</text:p>
          </table:table-cell>
        </table:table-row>
        <table:table-row table:style-name="ro1">
          <table:table-cell office:value-type="string" calcext:value-type="string">
            <text:p>l10n_no_payroll.res_field_selection_Loennsbeskrivelse_besoeksreiserHjemmetAnnet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besoeksreiserHjemmetAnnet</text:p>
          </table:table-cell>
          <table:table-cell table:formula="of:=&quot;            (&quot;&quot;&quot;&amp;[.C51]&amp;&quot;&quot;&quot;, &quot;&quot;&quot;&amp;[.D51]&amp;&quot;&quot;&quot;),&quot;" office:value-type="string" office:string-value="            (&quot;besoeksreiserHjemmetAnnet&quot;, &quot;besoeksreiserHjemmetAnnet&quot;)," calcext:value-type="string">
            <text:p><text:s text:c="12"/>("besoeksreiserHjemmetAnnet", "besoeksreiserHjemmetAnnet"),</text:p>
          </table:table-cell>
        </table:table-row>
        <table:table-row table:style-name="ro1">
          <table:table-cell office:value-type="string" calcext:value-type="string">
            <text:p>l10n_no_payroll.res_field_selection_Loennsbeskrivelse_besoeksreiserHjemmetKilometergodtgjoerelseBil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besoeksreiserHjemmetKilometergodtgjoerelseBil</text:p>
          </table:table-cell>
          <table:table-cell table:formula="of:=&quot;            (&quot;&quot;&quot;&amp;[.C52]&amp;&quot;&quot;&quot;, &quot;&quot;&quot;&amp;[.D52]&amp;&quot;&quot;&quot;),&quot;" office:value-type="string" office:string-value="            (&quot;besoeksreiserHjemmetKilometergodtgjoerelseBil&quot;, &quot;besoeksreiserHjemmetKilometergodtgjoerelseBil&quot;)," calcext:value-type="string">
            <text:p><text:s text:c="12"/>("besoeksreiserHjemmetKilometergodtgjoerelseBil", "besoeksreiserHjemmetKilometergodtgjoerelseBil"),</text:p>
          </table:table-cell>
        </table:table-row>
        <table:table-row table:style-name="ro1">
          <table:table-cell office:value-type="string" calcext:value-type="string">
            <text:p>l10n_no_payroll.res_field_selection_Loennsbeskrivelse_besoeksreiserHjemmetKost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besoeksreiserHjemmetKost</text:p>
          </table:table-cell>
          <table:table-cell table:formula="of:=&quot;            (&quot;&quot;&quot;&amp;[.C53]&amp;&quot;&quot;&quot;, &quot;&quot;&quot;&amp;[.D53]&amp;&quot;&quot;&quot;),&quot;" office:value-type="string" office:string-value="            (&quot;besoeksreiserHjemmetKost&quot;, &quot;besoeksreiserHjemmetKost&quot;)," calcext:value-type="string">
            <text:p><text:s text:c="12"/>("besoeksreiserHjemmetKost", "besoeksreiserHjemmetKost"),</text:p>
          </table:table-cell>
        </table:table-row>
        <table:table-row table:style-name="ro1">
          <table:table-cell office:value-type="string" calcext:value-type="string">
            <text:p>l10n_no_payroll.res_field_selection_Loennsbeskrivelse_bil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bil</text:p>
          </table:table-cell>
          <table:table-cell table:formula="of:=&quot;            (&quot;&quot;&quot;&amp;[.C54]&amp;&quot;&quot;&quot;, &quot;&quot;&quot;&amp;[.D54]&amp;&quot;&quot;&quot;),&quot;" office:value-type="string" office:string-value="            (&quot;bil&quot;, &quot;bil&quot;)," calcext:value-type="string">
            <text:p><text:s text:c="12"/>("bil", "bil"),</text:p>
          </table:table-cell>
        </table:table-row>
        <table:table-row table:style-name="ro1">
          <table:table-cell office:value-type="string" calcext:value-type="string">
            <text:p>l10n_no_payroll.res_field_selection_Loennsbeskrivelse_bolig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bolig</text:p>
          </table:table-cell>
          <table:table-cell table:formula="of:=&quot;            (&quot;&quot;&quot;&amp;[.C55]&amp;&quot;&quot;&quot;, &quot;&quot;&quot;&amp;[.D55]&amp;&quot;&quot;&quot;),&quot;" office:value-type="string" office:string-value="            (&quot;bolig&quot;, &quot;bolig&quot;)," calcext:value-type="string">
            <text:p><text:s text:c="12"/>("bolig", "bolig"),</text:p>
          </table:table-cell>
        </table:table-row>
        <table:table-row table:style-name="ro1">
          <table:table-cell office:value-type="string" calcext:value-type="string">
            <text:p>l10n_no_payroll.res_field_selection_Loennsbeskrivelse_bonus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bonus</text:p>
          </table:table-cell>
          <table:table-cell table:formula="of:=&quot;            (&quot;&quot;&quot;&amp;[.C56]&amp;&quot;&quot;&quot;, &quot;&quot;&quot;&amp;[.D56]&amp;&quot;&quot;&quot;),&quot;" office:value-type="string" office:string-value="            (&quot;bonus&quot;, &quot;bonus&quot;)," calcext:value-type="string">
            <text:p><text:s text:c="12"/>("bonus", "bonus"),</text:p>
          </table:table-cell>
        </table:table-row>
        <table:table-row table:style-name="ro1">
          <table:table-cell office:value-type="string" calcext:value-type="string">
            <text:p>l10n_no_payroll.res_field_selection_Loennsbeskrivelse_bonusFraForsvaret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bonusFraForsvaret</text:p>
          </table:table-cell>
          <table:table-cell table:formula="of:=&quot;            (&quot;&quot;&quot;&amp;[.C57]&amp;&quot;&quot;&quot;, &quot;&quot;&quot;&amp;[.D57]&amp;&quot;&quot;&quot;),&quot;" office:value-type="string" office:string-value="            (&quot;bonusFraForsvaret&quot;, &quot;bonusFraForsvaret&quot;)," calcext:value-type="string">
            <text:p><text:s text:c="12"/>("bonusFraForsvaret", "bonusFraForsvaret"),</text:p>
          </table:table-cell>
        </table:table-row>
        <table:table-row table:style-name="ro1">
          <table:table-cell office:value-type="string" calcext:value-type="string">
            <text:p>l10n_no_payroll.res_field_selection_Loennsbeskrivelse_elektroniskKommunikasjon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elektroniskKommunikasjon</text:p>
          </table:table-cell>
          <table:table-cell table:formula="of:=&quot;            (&quot;&quot;&quot;&amp;[.C58]&amp;&quot;&quot;&quot;, &quot;&quot;&quot;&amp;[.D58]&amp;&quot;&quot;&quot;),&quot;" office:value-type="string" office:string-value="            (&quot;elektroniskKommunikasjon&quot;, &quot;elektroniskKommunikasjon&quot;)," calcext:value-type="string">
            <text:p><text:s text:c="12"/>("elektroniskKommunikasjon", "elektroniskKommunikasjon"),</text:p>
          </table:table-cell>
        </table:table-row>
        <table:table-row table:style-name="ro1">
          <table:table-cell office:value-type="string" calcext:value-type="string">
            <text:p>l10n_no_payroll.res_field_selection_Loennsbeskrivelse_fastBilgodtgjoerelse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fastBilgodtgjoerelse</text:p>
          </table:table-cell>
          <table:table-cell table:formula="of:=&quot;            (&quot;&quot;&quot;&amp;[.C59]&amp;&quot;&quot;&quot;, &quot;&quot;&quot;&amp;[.D59]&amp;&quot;&quot;&quot;),&quot;" office:value-type="string" office:string-value="            (&quot;fastBilgodtgjoerelse&quot;, &quot;fastBilgodtgjoerelse&quot;)," calcext:value-type="string">
            <text:p><text:s text:c="12"/>("fastBilgodtgjoerelse", "fastBilgodtgjoerelse"),</text:p>
          </table:table-cell>
        </table:table-row>
        <table:table-row table:style-name="ro1">
          <table:table-cell office:value-type="string" calcext:value-type="string">
            <text:p>l10n_no_payroll.res_field_selection_Loennsbeskrivelse_fastTillegg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fastTillegg</text:p>
          </table:table-cell>
          <table:table-cell table:formula="of:=&quot;            (&quot;&quot;&quot;&amp;[.C60]&amp;&quot;&quot;&quot;, &quot;&quot;&quot;&amp;[.D60]&amp;&quot;&quot;&quot;),&quot;" office:value-type="string" office:string-value="            (&quot;fastTillegg&quot;, &quot;fastTillegg&quot;)," calcext:value-type="string">
            <text:p><text:s text:c="12"/>("fastTillegg", "fastTillegg"),</text:p>
          </table:table-cell>
        </table:table-row>
        <table:table-row table:style-name="ro1">
          <table:table-cell office:value-type="string" calcext:value-type="string">
            <text:p>l10n_no_payroll.res_field_selection_Loennsbeskrivelse_fastloenn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fastloenn</text:p>
          </table:table-cell>
          <table:table-cell table:formula="of:=&quot;            (&quot;&quot;&quot;&amp;[.C61]&amp;&quot;&quot;&quot;, &quot;&quot;&quot;&amp;[.D61]&amp;&quot;&quot;&quot;),&quot;" office:value-type="string" office:string-value="            (&quot;fastloenn&quot;, &quot;fastloenn&quot;)," calcext:value-type="string">
            <text:p><text:s text:c="12"/>("fastloenn", "fastloenn"),</text:p>
          </table:table-cell>
        </table:table-row>
        <table:table-row table:style-name="ro1">
          <table:table-cell office:value-type="string" calcext:value-type="string">
            <text:p>l10n_no_payroll.res_field_selection_Loennsbeskrivelse_feriepenger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feriepenger</text:p>
          </table:table-cell>
          <table:table-cell table:formula="of:=&quot;            (&quot;&quot;&quot;&amp;[.C62]&amp;&quot;&quot;&quot;, &quot;&quot;&quot;&amp;[.D62]&amp;&quot;&quot;&quot;),&quot;" office:value-type="string" office:string-value="            (&quot;feriepenger&quot;, &quot;feriepenger&quot;)," calcext:value-type="string">
            <text:p><text:s text:c="12"/>("feriepenger", "feriepenger"),</text:p>
          </table:table-cell>
        </table:table-row>
        <table:table-row table:style-name="ro1">
          <table:table-cell office:value-type="string" calcext:value-type="string">
            <text:p>l10n_no_payroll.res_field_selection_Loennsbeskrivelse_flyttegodtgjoerelse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flyttegodtgjoerelse</text:p>
          </table:table-cell>
          <table:table-cell table:formula="of:=&quot;            (&quot;&quot;&quot;&amp;[.C63]&amp;&quot;&quot;&quot;, &quot;&quot;&quot;&amp;[.D63]&amp;&quot;&quot;&quot;),&quot;" office:value-type="string" office:string-value="            (&quot;flyttegodtgjoerelse&quot;, &quot;flyttegodtgjoerelse&quot;)," calcext:value-type="string">
            <text:p><text:s text:c="12"/>("flyttegodtgjoerelse", "flyttegodtgjoerelse"),</text:p>
          </table:table-cell>
        </table:table-row>
        <table:table-row table:style-name="ro1">
          <table:table-cell office:value-type="string" calcext:value-type="string">
            <text:p>l10n_no_payroll.res_field_selection_Loennsbeskrivelse_fondForIdrettsutoevere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fondForIdrettsutoevere</text:p>
          </table:table-cell>
          <table:table-cell table:formula="of:=&quot;            (&quot;&quot;&quot;&amp;[.C64]&amp;&quot;&quot;&quot;, &quot;&quot;&quot;&amp;[.D64]&amp;&quot;&quot;&quot;),&quot;" office:value-type="string" office:string-value="            (&quot;fondForIdrettsutoevere&quot;, &quot;fondForIdrettsutoevere&quot;)," calcext:value-type="string">
            <text:p><text:s text:c="12"/>("fondForIdrettsutoevere", "fondForIdrettsutoevere"),</text:p>
          </table:table-cell>
        </table:table-row>
        <table:table-row table:style-name="ro1">
          <table:table-cell office:value-type="string" calcext:value-type="string">
            <text:p>l10n_no_payroll.res_field_selection_Loennsbeskrivelse_friTransport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friTransport</text:p>
          </table:table-cell>
          <table:table-cell table:formula="of:=&quot;            (&quot;&quot;&quot;&amp;[.C65]&amp;&quot;&quot;&quot;, &quot;&quot;&quot;&amp;[.D65]&amp;&quot;&quot;&quot;),&quot;" office:value-type="string" office:string-value="            (&quot;friTransport&quot;, &quot;friTransport&quot;)," calcext:value-type="string">
            <text:p><text:s text:c="12"/>("friTransport", "friTransport"),</text:p>
          </table:table-cell>
        </table:table-row>
        <table:table-row table:style-name="ro1">
          <table:table-cell office:value-type="string" calcext:value-type="string">
            <text:p>l10n_no_payroll.res_field_selection_Loennsbeskrivelse_godtgjoerelseSaeravtaleUtland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godtgjoerelseSaeravtaleUtland</text:p>
          </table:table-cell>
          <table:table-cell table:formula="of:=&quot;            (&quot;&quot;&quot;&amp;[.C66]&amp;&quot;&quot;&quot;, &quot;&quot;&quot;&amp;[.D66]&amp;&quot;&quot;&quot;),&quot;" office:value-type="string" office:string-value="            (&quot;godtgjoerelseSaeravtaleUtland&quot;, &quot;godtgjoerelseSaeravtaleUtland&quot;)," calcext:value-type="string">
            <text:p><text:s text:c="12"/>("godtgjoerelseSaeravtaleUtland", "godtgjoerelseSaeravtaleUtland"),</text:p>
          </table:table-cell>
        </table:table-row>
        <table:table-row table:style-name="ro1">
          <table:table-cell office:value-type="string" calcext:value-type="string">
            <text:p>l10n_no_payroll.res_field_selection_Loennsbeskrivelse_helligdagstillegg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helligdagstillegg</text:p>
          </table:table-cell>
          <table:table-cell table:formula="of:=&quot;            (&quot;&quot;&quot;&amp;[.C67]&amp;&quot;&quot;&quot;, &quot;&quot;&quot;&amp;[.D67]&amp;&quot;&quot;&quot;),&quot;" office:value-type="string" office:string-value="            (&quot;helligdagstillegg&quot;, &quot;helligdagstillegg&quot;)," calcext:value-type="string">
            <text:p><text:s text:c="12"/>("helligdagstillegg", "helligdagstillegg"),</text:p>
          </table:table-cell>
        </table:table-row>
        <table:table-row table:style-name="ro1">
          <table:table-cell office:value-type="string" calcext:value-type="string">
            <text:p>l10n_no_payroll.res_field_selection_Loennsbeskrivelse_hyretillegg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hyretillegg</text:p>
          </table:table-cell>
          <table:table-cell table:formula="of:=&quot;            (&quot;&quot;&quot;&amp;[.C68]&amp;&quot;&quot;&quot;, &quot;&quot;&quot;&amp;[.D68]&amp;&quot;&quot;&quot;),&quot;" office:value-type="string" office:string-value="            (&quot;hyretillegg&quot;, &quot;hyretillegg&quot;)," calcext:value-type="string">
            <text:p><text:s text:c="12"/>("hyretillegg", "hyretillegg"),</text:p>
          </table:table-cell>
        </table:table-row>
        <table:table-row table:style-name="ro1">
          <table:table-cell office:value-type="string" calcext:value-type="string">
            <text:p>l10n_no_payroll.res_field_selection_Loennsbeskrivelse_ikkeSkattepliktigLoennFraUtenlandskDiplomKonsulStasjon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ikkeSkattepliktigLoennFraUtenlandskDiplomKonsulStasjon</text:p>
          </table:table-cell>
          <table:table-cell table:formula="of:=&quot;            (&quot;&quot;&quot;&amp;[.C69]&amp;&quot;&quot;&quot;, &quot;&quot;&quot;&amp;[.D69]&amp;&quot;&quot;&quot;),&quot;" office:value-type="string" office:string-value="            (&quot;ikkeSkattepliktigLoennFraUtenlandskDiplomKonsulStasjon&quot;, &quot;ikkeSkattepliktigLoennFraUtenlandskDiplomKonsulStasjon&quot;)," calcext:value-type="string">
            <text:p><text:s text:c="12"/>("ikkeSkattepliktigLoennFraUtenlandskDiplomKonsulStasjon", "ikkeSkattepliktigLoennFraUtenlandskDiplomKonsulStasjon"),</text:p>
          </table:table-cell>
        </table:table-row>
        <table:table-row table:style-name="ro1">
          <table:table-cell office:value-type="string" calcext:value-type="string">
            <text:p>l10n_no_payroll.res_field_selection_Loennsbeskrivelse_kapitalInntekt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kapitalInntekt</text:p>
          </table:table-cell>
          <table:table-cell table:formula="of:=&quot;            (&quot;&quot;&quot;&amp;[.C70]&amp;&quot;&quot;&quot;, &quot;&quot;&quot;&amp;[.D70]&amp;&quot;&quot;&quot;),&quot;" office:value-type="string" office:string-value="            (&quot;kapitalInntekt&quot;, &quot;kapitalInntekt&quot;)," calcext:value-type="string">
            <text:p><text:s text:c="12"/>("kapitalInntekt", "kapitalInntekt"),</text:p>
          </table:table-cell>
        </table:table-row>
        <table:table-row table:style-name="ro1">
          <table:table-cell office:value-type="string" calcext:value-type="string">
            <text:p>l10n_no_payroll.res_field_selection_Loennsbeskrivelse_kilometergodtgjoerelseAndreFremkomstmidler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kilometergodtgjoerelseAndreFremkomstmidler</text:p>
          </table:table-cell>
          <table:table-cell table:formula="of:=&quot;            (&quot;&quot;&quot;&amp;[.C71]&amp;&quot;&quot;&quot;, &quot;&quot;&quot;&amp;[.D71]&amp;&quot;&quot;&quot;),&quot;" office:value-type="string" office:string-value="            (&quot;kilometergodtgjoerelseAndreFremkomstmidler&quot;, &quot;kilometergodtgjoerelseAndreFremkomstmidler&quot;)," calcext:value-type="string">
            <text:p><text:s text:c="12"/>("kilometergodtgjoerelseAndreFremkomstmidler", "kilometergodtgjoerelseAndreFremkomstmidler"),</text:p>
          </table:table-cell>
        </table:table-row>
        <table:table-row table:style-name="ro1">
          <table:table-cell office:value-type="string" calcext:value-type="string">
            <text:p>l10n_no_payroll.res_field_selection_Loennsbeskrivelse_kilometergodtgjoerelseBil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kilometergodtgjoerelseBil</text:p>
          </table:table-cell>
          <table:table-cell table:formula="of:=&quot;            (&quot;&quot;&quot;&amp;[.C72]&amp;&quot;&quot;&quot;, &quot;&quot;&quot;&amp;[.D72]&amp;&quot;&quot;&quot;),&quot;" office:value-type="string" office:string-value="            (&quot;kilometergodtgjoerelseBil&quot;, &quot;kilometergodtgjoerelseBil&quot;)," calcext:value-type="string">
            <text:p><text:s text:c="12"/>("kilometergodtgjoerelseBil", "kilometergodtgjoerelseBil"),</text:p>
          </table:table-cell>
        </table:table-row>
        <table:table-row table:style-name="ro1">
          <table:table-cell office:value-type="string" calcext:value-type="string">
            <text:p>l10n_no_payroll.res_field_selection_Loennsbeskrivelse_kilometergodtgjoerelseElBil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kilometergodtgjoerelseElBil</text:p>
          </table:table-cell>
          <table:table-cell table:formula="of:=&quot;            (&quot;&quot;&quot;&amp;[.C73]&amp;&quot;&quot;&quot;, &quot;&quot;&quot;&amp;[.D73]&amp;&quot;&quot;&quot;),&quot;" office:value-type="string" office:string-value="            (&quot;kilometergodtgjoerelseElBil&quot;, &quot;kilometergodtgjoerelseElBil&quot;)," calcext:value-type="string">
            <text:p><text:s text:c="12"/>("kilometergodtgjoerelseElBil", "kilometergodtgjoerelseElBil"),</text:p>
          </table:table-cell>
        </table:table-row>
        <table:table-row table:style-name="ro1">
          <table:table-cell office:value-type="string" calcext:value-type="string">
            <text:p>l10n_no_payroll.res_field_selection_Loennsbeskrivelse_kilometergodtgjoerelsePassasjertillegg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kilometergodtgjoerelsePassasjertillegg</text:p>
          </table:table-cell>
          <table:table-cell table:formula="of:=&quot;            (&quot;&quot;&quot;&amp;[.C74]&amp;&quot;&quot;&quot;, &quot;&quot;&quot;&amp;[.D74]&amp;&quot;&quot;&quot;),&quot;" office:value-type="string" office:string-value="            (&quot;kilometergodtgjoerelsePassasjertillegg&quot;, &quot;kilometergodtgjoerelsePassasjertillegg&quot;)," calcext:value-type="string">
            <text:p><text:s text:c="12"/>("kilometergodtgjoerelsePassasjertillegg", "kilometergodtgjoerelsePassasjertillegg"),</text:p>
          </table:table-cell>
        </table:table-row>
        <table:table-row table:style-name="ro1">
          <table:table-cell office:value-type="string" calcext:value-type="string">
            <text:p>l10n_no_payroll.res_field_selection_Loennsbeskrivelse_kommunalOmsorgsloennOgFosterhjemsgodtgjoerelse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kommunalOmsorgsloennOgFosterhjemsgodtgjoerelse</text:p>
          </table:table-cell>
          <table:table-cell table:formula="of:=&quot;            (&quot;&quot;&quot;&amp;[.C75]&amp;&quot;&quot;&quot;, &quot;&quot;&quot;&amp;[.D75]&amp;&quot;&quot;&quot;),&quot;" office:value-type="string" office:string-value="            (&quot;kommunalOmsorgsloennOgFosterhjemsgodtgjoerelse&quot;, &quot;kommunalOmsorgsloennOgFosterhjemsgodtgjoerelse&quot;)," calcext:value-type="string">
            <text:p><text:s text:c="12"/>("kommunalOmsorgsloennOgFosterhjemsgodtgjoerelse", "kommunalOmsorgsloennOgFosterhjemsgodtgjoerelse"),</text:p>
          </table:table-cell>
        </table:table-row>
        <table:table-row table:style-name="ro1">
          <table:table-cell office:value-type="string" calcext:value-type="string">
            <text:p>l10n_no_payroll.res_field_selection_Loennsbeskrivelse_kompensasjonstilleggBolig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kompensasjonstilleggBolig</text:p>
          </table:table-cell>
          <table:table-cell table:formula="of:=&quot;            (&quot;&quot;&quot;&amp;[.C76]&amp;&quot;&quot;&quot;, &quot;&quot;&quot;&amp;[.D76]&amp;&quot;&quot;&quot;),&quot;" office:value-type="string" office:string-value="            (&quot;kompensasjonstilleggBolig&quot;, &quot;kompensasjonstilleggBolig&quot;)," calcext:value-type="string">
            <text:p><text:s text:c="12"/>("kompensasjonstilleggBolig", "kompensasjonstilleggBolig"),</text:p>
          </table:table-cell>
        </table:table-row>
        <table:table-row table:style-name="ro1">
          <table:table-cell office:value-type="string" calcext:value-type="string">
            <text:p>l10n_no_payroll.res_field_selection_Loennsbeskrivelse_kostDager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kostDager</text:p>
          </table:table-cell>
          <table:table-cell table:formula="of:=&quot;            (&quot;&quot;&quot;&amp;[.C77]&amp;&quot;&quot;&quot;, &quot;&quot;&quot;&amp;[.D77]&amp;&quot;&quot;&quot;),&quot;" office:value-type="string" office:string-value="            (&quot;kostDager&quot;, &quot;kostDager&quot;)," calcext:value-type="string">
            <text:p><text:s text:c="12"/>("kostDager", "kostDager"),</text:p>
          </table:table-cell>
        </table:table-row>
        <table:table-row table:style-name="ro1">
          <table:table-cell office:value-type="string" calcext:value-type="string">
            <text:p>l10n_no_payroll.res_field_selection_Loennsbeskrivelse_kostDoegn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kostDoegn</text:p>
          </table:table-cell>
          <table:table-cell table:formula="of:=&quot;            (&quot;&quot;&quot;&amp;[.C78]&amp;&quot;&quot;&quot;, &quot;&quot;&quot;&amp;[.D78]&amp;&quot;&quot;&quot;),&quot;" office:value-type="string" office:string-value="            (&quot;kostDoegn&quot;, &quot;kostDoegn&quot;)," calcext:value-type="string">
            <text:p><text:s text:c="12"/>("kostDoegn", "kostDoegn"),</text:p>
          </table:table-cell>
        </table:table-row>
        <table:table-row table:style-name="ro1">
          <table:table-cell office:value-type="string" calcext:value-type="string">
            <text:p>l10n_no_payroll.res_field_selection_Loennsbeskrivelse_kostbesparelseIHjemmet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kostbesparelseIHjemmet</text:p>
          </table:table-cell>
          <table:table-cell table:formula="of:=&quot;            (&quot;&quot;&quot;&amp;[.C79]&amp;&quot;&quot;&quot;, &quot;&quot;&quot;&amp;[.D79]&amp;&quot;&quot;&quot;),&quot;" office:value-type="string" office:string-value="            (&quot;kostbesparelseIHjemmet&quot;, &quot;kostbesparelseIHjemmet&quot;)," calcext:value-type="string">
            <text:p><text:s text:c="12"/>("kostbesparelseIHjemmet", "kostbesparelseIHjemmet"),</text:p>
          </table:table-cell>
        </table:table-row>
        <table:table-row table:style-name="ro1">
          <table:table-cell office:value-type="string" calcext:value-type="string">
            <text:p>l10n_no_payroll.res_field_selection_Loennsbeskrivelse_losji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losji</text:p>
          </table:table-cell>
          <table:table-cell table:formula="of:=&quot;            (&quot;&quot;&quot;&amp;[.C80]&amp;&quot;&quot;&quot;, &quot;&quot;&quot;&amp;[.D80]&amp;&quot;&quot;&quot;),&quot;" office:value-type="string" office:string-value="            (&quot;losji&quot;, &quot;losji&quot;)," calcext:value-type="string">
            <text:p><text:s text:c="12"/>("losji", "losji"),</text:p>
          </table:table-cell>
        </table:table-row>
        <table:table-row table:style-name="ro1">
          <table:table-cell office:value-type="string" calcext:value-type="string">
            <text:p>l10n_no_payroll.res_field_selection_Loennsbeskrivelse_losjiEgenBrakkeCampingvogn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losjiEgenBrakkeCampingvogn</text:p>
          </table:table-cell>
          <table:table-cell table:formula="of:=&quot;            (&quot;&quot;&quot;&amp;[.C81]&amp;&quot;&quot;&quot;, &quot;&quot;&quot;&amp;[.D81]&amp;&quot;&quot;&quot;),&quot;" office:value-type="string" office:string-value="            (&quot;losjiEgenBrakkeCampingvogn&quot;, &quot;losjiEgenBrakkeCampingvogn&quot;)," calcext:value-type="string">
            <text:p><text:s text:c="12"/>("losjiEgenBrakkeCampingvogn", "losjiEgenBrakkeCampingvogn"),</text:p>
          </table:table-cell>
        </table:table-row>
        <table:table-row table:style-name="ro1">
          <table:table-cell office:value-type="string" calcext:value-type="string">
            <text:p>l10n_no_payroll.res_field_selection_Loennsbeskrivelse_loennForBarnepassIBarnetsHjem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loennForBarnepassIBarnetsHjem</text:p>
          </table:table-cell>
          <table:table-cell table:formula="of:=&quot;            (&quot;&quot;&quot;&amp;[.C82]&amp;&quot;&quot;&quot;, &quot;&quot;&quot;&amp;[.D82]&amp;&quot;&quot;&quot;),&quot;" office:value-type="string" office:string-value="            (&quot;loennForBarnepassIBarnetsHjem&quot;, &quot;loennForBarnepassIBarnetsHjem&quot;)," calcext:value-type="string">
            <text:p><text:s text:c="12"/>("loennForBarnepassIBarnetsHjem", "loennForBarnepassIBarnetsHjem"),</text:p>
          </table:table-cell>
        </table:table-row>
        <table:table-row table:style-name="ro1">
          <table:table-cell office:value-type="string" calcext:value-type="string">
            <text:p>l10n_no_payroll.res_field_selection_Loennsbeskrivelse_loennTilPrivatpersonerForArbeidIHjemmet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loennTilPrivatpersonerForArbeidIHjemmet</text:p>
          </table:table-cell>
          <table:table-cell table:formula="of:=&quot;            (&quot;&quot;&quot;&amp;[.C83]&amp;&quot;&quot;&quot;, &quot;&quot;&quot;&amp;[.D83]&amp;&quot;&quot;&quot;),&quot;" office:value-type="string" office:string-value="            (&quot;loennTilPrivatpersonerForArbeidIHjemmet&quot;, &quot;loennTilPrivatpersonerForArbeidIHjemmet&quot;)," calcext:value-type="string">
            <text:p><text:s text:c="12"/>("loennTilPrivatpersonerForArbeidIHjemmet", "loennTilPrivatpersonerForArbeidIHjemmet"),</text:p>
          </table:table-cell>
        </table:table-row>
        <table:table-row table:style-name="ro1">
          <table:table-cell office:value-type="string" calcext:value-type="string">
            <text:p>l10n_no_payroll.res_field_selection_Loennsbeskrivelse_loennUtbetaltAvVeldedigEllerAllmennyttigInstitusjonEllerOrganisasjon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loennUtbetaltAvVeldedigEllerAllmennyttigInstitusjonEllerOrganisasjon</text:p>
          </table:table-cell>
          <table:table-cell table:formula="of:=&quot;            (&quot;&quot;&quot;&amp;[.C84]&amp;&quot;&quot;&quot;, &quot;&quot;&quot;&amp;[.D84]&amp;&quot;&quot;&quot;),&quot;" office:value-type="string" office:string-value="            (&quot;loennUtbetaltAvVeldedigEllerAllmennyttigInstitusjonEllerOrganisasjon&quot;, &quot;loennUtbetaltAvVeldedigEllerAllmennyttigInstitusjonEllerOrganisasjon&quot;)," calcext:value-type="string">
            <text:p><text:s text:c="12"/>("loennUtbetaltAvVeldedigEllerAllmennyttigInstitusjonEllerOrganisasjon", "loennUtbetaltAvVeldedigEllerAllmennyttigInstitusjonEllerOrganisasjon"),</text:p>
          </table:table-cell>
        </table:table-row>
        <table:table-row table:style-name="ro1">
          <table:table-cell office:value-type="string" calcext:value-type="string">
            <text:p>l10n_no_payroll.res_field_selection_Loennsbeskrivelse_loennUtenlandskArtist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loennUtenlandskArtist</text:p>
          </table:table-cell>
          <table:table-cell table:formula="of:=&quot;            (&quot;&quot;&quot;&amp;[.C85]&amp;&quot;&quot;&quot;, &quot;&quot;&quot;&amp;[.D85]&amp;&quot;&quot;&quot;),&quot;" office:value-type="string" office:string-value="            (&quot;loennUtenlandskArtist&quot;, &quot;loennUtenlandskArtist&quot;)," calcext:value-type="string">
            <text:p><text:s text:c="12"/>("loennUtenlandskArtist", "loennUtenlandskArtist"),</text:p>
          </table:table-cell>
        </table:table-row>
        <table:table-row table:style-name="ro1">
          <table:table-cell office:value-type="string" calcext:value-type="string">
            <text:p>l10n_no_payroll.res_field_selection_Loennsbeskrivelse_opsjoner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opsjoner</text:p>
          </table:table-cell>
          <table:table-cell table:formula="of:=&quot;            (&quot;&quot;&quot;&amp;[.C86]&amp;&quot;&quot;&quot;, &quot;&quot;&quot;&amp;[.D86]&amp;&quot;&quot;&quot;),&quot;" office:value-type="string" office:string-value="            (&quot;opsjoner&quot;, &quot;opsjoner&quot;)," calcext:value-type="string">
            <text:p><text:s text:c="12"/>("opsjoner", "opsjoner"),</text:p>
          </table:table-cell>
        </table:table-row>
        <table:table-row table:style-name="ro1">
          <table:table-cell office:value-type="string" calcext:value-type="string">
            <text:p>l10n_no_payroll.res_field_selection_Loennsbeskrivelse_overtidsgodtgjoerelse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overtidsgodtgjoerelse</text:p>
          </table:table-cell>
          <table:table-cell table:formula="of:=&quot;            (&quot;&quot;&quot;&amp;[.C87]&amp;&quot;&quot;&quot;, &quot;&quot;&quot;&amp;[.D87]&amp;&quot;&quot;&quot;),&quot;" office:value-type="string" office:string-value="            (&quot;overtidsgodtgjoerelse&quot;, &quot;overtidsgodtgjoerelse&quot;)," calcext:value-type="string">
            <text:p><text:s text:c="12"/>("overtidsgodtgjoerelse", "overtidsgodtgjoerelse"),</text:p>
          </table:table-cell>
        </table:table-row>
        <table:table-row table:style-name="ro1">
          <table:table-cell office:value-type="string" calcext:value-type="string">
            <text:p>l10n_no_payroll.res_field_selection_Loennsbeskrivelse_overtidsmat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overtidsmat</text:p>
          </table:table-cell>
          <table:table-cell table:formula="of:=&quot;            (&quot;&quot;&quot;&amp;[.C88]&amp;&quot;&quot;&quot;, &quot;&quot;&quot;&amp;[.D88]&amp;&quot;&quot;&quot;),&quot;" office:value-type="string" office:string-value="            (&quot;overtidsmat&quot;, &quot;overtidsmat&quot;)," calcext:value-type="string">
            <text:p><text:s text:c="12"/>("overtidsmat", "overtidsmat"),</text:p>
          </table:table-cell>
        </table:table-row>
        <table:table-row table:style-name="ro1">
          <table:table-cell office:value-type="string" calcext:value-type="string">
            <text:p>l10n_no_payroll.res_field_selection_Loennsbeskrivelse_reiseAnnet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reiseAnnet</text:p>
          </table:table-cell>
          <table:table-cell table:formula="of:=&quot;            (&quot;&quot;&quot;&amp;[.C89]&amp;&quot;&quot;&quot;, &quot;&quot;&quot;&amp;[.D89]&amp;&quot;&quot;&quot;),&quot;" office:value-type="string" office:string-value="            (&quot;reiseAnnet&quot;, &quot;reiseAnnet&quot;)," calcext:value-type="string">
            <text:p><text:s text:c="12"/>("reiseAnnet", "reiseAnnet"),</text:p>
          </table:table-cell>
        </table:table-row>
        <table:table-row table:style-name="ro1">
          <table:table-cell office:value-type="string" calcext:value-type="string">
            <text:p>l10n_no_payroll.res_field_selection_Loennsbeskrivelse_reiseKost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reiseKost</text:p>
          </table:table-cell>
          <table:table-cell table:formula="of:=&quot;            (&quot;&quot;&quot;&amp;[.C90]&amp;&quot;&quot;&quot;, &quot;&quot;&quot;&amp;[.D90]&amp;&quot;&quot;&quot;),&quot;" office:value-type="string" office:string-value="            (&quot;reiseKost&quot;, &quot;reiseKost&quot;)," calcext:value-type="string">
            <text:p><text:s text:c="12"/>("reiseKost", "reiseKost"),</text:p>
          </table:table-cell>
        </table:table-row>
        <table:table-row table:style-name="ro1">
          <table:table-cell office:value-type="string" calcext:value-type="string">
            <text:p>l10n_no_payroll.res_field_selection_Loennsbeskrivelse_reiseKostMedOvernatting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reiseKostMedOvernatting</text:p>
          </table:table-cell>
          <table:table-cell table:formula="of:=&quot;            (&quot;&quot;&quot;&amp;[.C91]&amp;&quot;&quot;&quot;, &quot;&quot;&quot;&amp;[.D91]&amp;&quot;&quot;&quot;),&quot;" office:value-type="string" office:string-value="            (&quot;reiseKostMedOvernatting&quot;, &quot;reiseKostMedOvernatting&quot;)," calcext:value-type="string">
            <text:p><text:s text:c="12"/>("reiseKostMedOvernatting", "reiseKostMedOvernatting"),</text:p>
          </table:table-cell>
        </table:table-row>
        <table:table-row table:style-name="ro1">
          <table:table-cell office:value-type="string" calcext:value-type="string">
            <text:p>l10n_no_payroll.res_field_selection_Loennsbeskrivelse_reiseKostMedOvernattingPaaHotell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reiseKostMedOvernattingPaaHotell</text:p>
          </table:table-cell>
          <table:table-cell table:formula="of:=&quot;            (&quot;&quot;&quot;&amp;[.C92]&amp;&quot;&quot;&quot;, &quot;&quot;&quot;&amp;[.D92]&amp;&quot;&quot;&quot;),&quot;" office:value-type="string" office:string-value="            (&quot;reiseKostMedOvernattingPaaHotell&quot;, &quot;reiseKostMedOvernattingPaaHotell&quot;)," calcext:value-type="string">
            <text:p><text:s text:c="12"/>("reiseKostMedOvernattingPaaHotell", "reiseKostMedOvernattingPaaHotell"),</text:p>
          </table:table-cell>
        </table:table-row>
        <table:table-row table:style-name="ro1">
          <table:table-cell office:value-type="string" calcext:value-type="string">
            <text:p>l10n_no_payroll.res_field_selection_Loennsbeskrivelse_reiseKostMedOvernattingPaaHotellBeordringUtover28Doegn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reiseKostMedOvernattingPaaHotellBeordringUtover28Doegn</text:p>
          </table:table-cell>
          <table:table-cell table:formula="of:=&quot;            (&quot;&quot;&quot;&amp;[.C93]&amp;&quot;&quot;&quot;, &quot;&quot;&quot;&amp;[.D93]&amp;&quot;&quot;&quot;),&quot;" office:value-type="string" office:string-value="            (&quot;reiseKostMedOvernattingPaaHotellBeordringUtover28Doegn&quot;, &quot;reiseKostMedOvernattingPaaHotellBeordringUtover28Doegn&quot;)," calcext:value-type="string">
            <text:p><text:s text:c="12"/>("reiseKostMedOvernattingPaaHotellBeordringUtover28Doegn", "reiseKostMedOvernattingPaaHotellBeordringUtover28Doegn"),</text:p>
          </table:table-cell>
        </table:table-row>
        <table:table-row table:style-name="ro1">
          <table:table-cell office:value-type="string" calcext:value-type="string">
            <text:p>l10n_no_payroll.res_field_selection_Loennsbeskrivelse_reiseKostMedOvernattingPaaHybelBrakkePrivat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reiseKostMedOvernattingPaaHybelBrakkePrivat</text:p>
          </table:table-cell>
          <table:table-cell table:formula="of:=&quot;            (&quot;&quot;&quot;&amp;[.C94]&amp;&quot;&quot;&quot;, &quot;&quot;&quot;&amp;[.D94]&amp;&quot;&quot;&quot;),&quot;" office:value-type="string" office:string-value="            (&quot;reiseKostMedOvernattingPaaHybelBrakkePrivat&quot;, &quot;reiseKostMedOvernattingPaaHybelBrakkePrivat&quot;)," calcext:value-type="string">
            <text:p><text:s text:c="12"/>("reiseKostMedOvernattingPaaHybelBrakkePrivat", "reiseKostMedOvernattingPaaHybelBrakkePrivat"),</text:p>
          </table:table-cell>
        </table:table-row>
        <table:table-row table:style-name="ro1">
          <table:table-cell office:value-type="string" calcext:value-type="string">
            <text:p>l10n_no_payroll.res_field_selection_Loennsbeskrivelse_reiseKostMedOvernattingPaaPensjonat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reiseKostMedOvernattingPaaPensjonat</text:p>
          </table:table-cell>
          <table:table-cell table:formula="of:=&quot;            (&quot;&quot;&quot;&amp;[.C95]&amp;&quot;&quot;&quot;, &quot;&quot;&quot;&amp;[.D95]&amp;&quot;&quot;&quot;),&quot;" office:value-type="string" office:string-value="            (&quot;reiseKostMedOvernattingPaaPensjonat&quot;, &quot;reiseKostMedOvernattingPaaPensjonat&quot;)," calcext:value-type="string">
            <text:p><text:s text:c="12"/>("reiseKostMedOvernattingPaaPensjonat", "reiseKostMedOvernattingPaaPensjonat"),</text:p>
          </table:table-cell>
        </table:table-row>
        <table:table-row table:style-name="ro1">
          <table:table-cell office:value-type="string" calcext:value-type="string">
            <text:p>l10n_no_payroll.res_field_selection_Loennsbeskrivelse_reiseKostMedOvernattingTilLangtransportsjaafoerForKjoeringIUtlandet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reiseKostMedOvernattingTilLangtransportsjaafoerForKjoeringIUtlandet</text:p>
          </table:table-cell>
          <table:table-cell table:formula="of:=&quot;            (&quot;&quot;&quot;&amp;[.C96]&amp;&quot;&quot;&quot;, &quot;&quot;&quot;&amp;[.D96]&amp;&quot;&quot;&quot;),&quot;" office:value-type="string" office:string-value="            (&quot;reiseKostMedOvernattingTilLangtransportsjaafoerForKjoeringIUtlandet&quot;, &quot;reiseKostMedOvernattingTilLangtransportsjaafoerForKjoeringIUtlandet&quot;)," calcext:value-type="string">
            <text:p><text:s text:c="12"/>("reiseKostMedOvernattingTilLangtransportsjaafoerForKjoeringIUtlandet", "reiseKostMedOvernattingTilLangtransportsjaafoerForKjoeringIUtlandet"),</text:p>
          </table:table-cell>
        </table:table-row>
        <table:table-row table:style-name="ro1">
          <table:table-cell office:value-type="string" calcext:value-type="string">
            <text:p>l10n_no_payroll.res_field_selection_Loennsbeskrivelse_reiseKostUtenOvernatting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reiseKostUtenOvernatting</text:p>
          </table:table-cell>
          <table:table-cell table:formula="of:=&quot;            (&quot;&quot;&quot;&amp;[.C97]&amp;&quot;&quot;&quot;, &quot;&quot;&quot;&amp;[.D97]&amp;&quot;&quot;&quot;),&quot;" office:value-type="string" office:string-value="            (&quot;reiseKostUtenOvernatting&quot;, &quot;reiseKostUtenOvernatting&quot;)," calcext:value-type="string">
            <text:p><text:s text:c="12"/>("reiseKostUtenOvernatting", "reiseKostUtenOvernatting"),</text:p>
          </table:table-cell>
        </table:table-row>
        <table:table-row table:style-name="ro1">
          <table:table-cell office:value-type="string" calcext:value-type="string">
            <text:p>l10n_no_payroll.res_field_selection_Loennsbeskrivelse_reiseLosji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reiseLosji</text:p>
          </table:table-cell>
          <table:table-cell table:formula="of:=&quot;            (&quot;&quot;&quot;&amp;[.C98]&amp;&quot;&quot;&quot;, &quot;&quot;&quot;&amp;[.D98]&amp;&quot;&quot;&quot;),&quot;" office:value-type="string" office:string-value="            (&quot;reiseLosji&quot;, &quot;reiseLosji&quot;)," calcext:value-type="string">
            <text:p><text:s text:c="12"/>("reiseLosji", "reiseLosji"),</text:p>
          </table:table-cell>
        </table:table-row>
        <table:table-row table:style-name="ro1">
          <table:table-cell office:value-type="string" calcext:value-type="string">
            <text:p>l10n_no_payroll.res_field_selection_Loennsbeskrivelse_reiseNattillegg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reiseNattillegg</text:p>
          </table:table-cell>
          <table:table-cell table:formula="of:=&quot;            (&quot;&quot;&quot;&amp;[.C99]&amp;&quot;&quot;&quot;, &quot;&quot;&quot;&amp;[.D99]&amp;&quot;&quot;&quot;),&quot;" office:value-type="string" office:string-value="            (&quot;reiseNattillegg&quot;, &quot;reiseNattillegg&quot;)," calcext:value-type="string">
            <text:p><text:s text:c="12"/>("reiseNattillegg", "reiseNattillegg"),</text:p>
          </table:table-cell>
        </table:table-row>
        <table:table-row table:style-name="ro1">
          <table:table-cell office:value-type="string" calcext:value-type="string">
            <text:p>l10n_no_payroll.res_field_selection_Loennsbeskrivelse_rentefordelLaan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rentefordelLaan</text:p>
          </table:table-cell>
          <table:table-cell table:formula="of:=&quot;            (&quot;&quot;&quot;&amp;[.C100]&amp;&quot;&quot;&quot;, &quot;&quot;&quot;&amp;[.D100]&amp;&quot;&quot;&quot;),&quot;" office:value-type="string" office:string-value="            (&quot;rentefordelLaan&quot;, &quot;rentefordelLaan&quot;)," calcext:value-type="string">
            <text:p><text:s text:c="12"/>("rentefordelLaan", "rentefordelLaan"),</text:p>
          </table:table-cell>
        </table:table-row>
        <table:table-row table:style-name="ro1">
          <table:table-cell office:value-type="string" calcext:value-type="string">
            <text:p>l10n_no_payroll.res_field_selection_Loennsbeskrivelse_skattefriErstatning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skattefriErstatning</text:p>
          </table:table-cell>
          <table:table-cell table:formula="of:=&quot;            (&quot;&quot;&quot;&amp;[.C101]&amp;&quot;&quot;&quot;, &quot;&quot;&quot;&amp;[.D101]&amp;&quot;&quot;&quot;),&quot;" office:value-type="string" office:string-value="            (&quot;skattefriErstatning&quot;, &quot;skattefriErstatning&quot;)," calcext:value-type="string">
            <text:p><text:s text:c="12"/>("skattefriErstatning", "skattefriErstatning"),</text:p>
          </table:table-cell>
        </table:table-row>
        <table:table-row table:style-name="ro1">
          <table:table-cell office:value-type="string" calcext:value-type="string">
            <text:p>l10n_no_payroll.res_field_selection_Loennsbeskrivelse_skattefrieUtbetalinger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skattefrieUtbetalinger</text:p>
          </table:table-cell>
          <table:table-cell table:formula="of:=&quot;            (&quot;&quot;&quot;&amp;[.C102]&amp;&quot;&quot;&quot;, &quot;&quot;&quot;&amp;[.D102]&amp;&quot;&quot;&quot;),&quot;" office:value-type="string" office:string-value="            (&quot;skattefrieUtbetalinger&quot;, &quot;skattefrieUtbetalinger&quot;)," calcext:value-type="string">
            <text:p><text:s text:c="12"/>("skattefrieUtbetalinger", "skattefrieUtbetalinger"),</text:p>
          </table:table-cell>
        </table:table-row>
        <table:table-row table:style-name="ro1">
          <table:table-cell office:value-type="string" calcext:value-type="string">
            <text:p>l10n_no_payroll.res_field_selection_Loennsbeskrivelse_skattepliktigDelForsikringer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skattepliktigDelForsikringer</text:p>
          </table:table-cell>
          <table:table-cell table:formula="of:=&quot;            (&quot;&quot;&quot;&amp;[.C103]&amp;&quot;&quot;&quot;, &quot;&quot;&quot;&amp;[.D103]&amp;&quot;&quot;&quot;),&quot;" office:value-type="string" office:string-value="            (&quot;skattepliktigDelForsikringer&quot;, &quot;skattepliktigDelForsikringer&quot;)," calcext:value-type="string">
            <text:p><text:s text:c="12"/>("skattepliktigDelForsikringer", "skattepliktigDelForsikringer"),</text:p>
          </table:table-cell>
        </table:table-row>
        <table:table-row table:style-name="ro1">
          <table:table-cell office:value-type="string" calcext:value-type="string">
            <text:p>l10n_no_payroll.res_field_selection_Loennsbeskrivelse_sluttvederlag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sluttvederlag</text:p>
          </table:table-cell>
          <table:table-cell table:formula="of:=&quot;            (&quot;&quot;&quot;&amp;[.C104]&amp;&quot;&quot;&quot;, &quot;&quot;&quot;&amp;[.D104]&amp;&quot;&quot;&quot;),&quot;" office:value-type="string" office:string-value="            (&quot;sluttvederlag&quot;, &quot;sluttvederlag&quot;)," calcext:value-type="string">
            <text:p><text:s text:c="12"/>("sluttvederlag", "sluttvederlag"),</text:p>
          </table:table-cell>
        </table:table-row>
        <table:table-row table:style-name="ro1">
          <table:table-cell office:value-type="string" calcext:value-type="string">
            <text:p>l10n_no_payroll.res_field_selection_Loennsbeskrivelse_smusstillegg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smusstillegg</text:p>
          </table:table-cell>
          <table:table-cell table:formula="of:=&quot;            (&quot;&quot;&quot;&amp;[.C105]&amp;&quot;&quot;&quot;, &quot;&quot;&quot;&amp;[.D105]&amp;&quot;&quot;&quot;),&quot;" office:value-type="string" office:string-value="            (&quot;smusstillegg&quot;, &quot;smusstillegg&quot;)," calcext:value-type="string">
            <text:p><text:s text:c="12"/>("smusstillegg", "smusstillegg"),</text:p>
          </table:table-cell>
        </table:table-row>
        <table:table-row table:style-name="ro1">
          <table:table-cell office:value-type="string" calcext:value-type="string">
            <text:p>l10n_no_payroll.res_field_selection_Loennsbeskrivelse_stipend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stipend</text:p>
          </table:table-cell>
          <table:table-cell table:formula="of:=&quot;            (&quot;&quot;&quot;&amp;[.C106]&amp;&quot;&quot;&quot;, &quot;&quot;&quot;&amp;[.D106]&amp;&quot;&quot;&quot;),&quot;" office:value-type="string" office:string-value="            (&quot;stipend&quot;, &quot;stipend&quot;)," calcext:value-type="string">
            <text:p><text:s text:c="12"/>("stipend", "stipend"),</text:p>
          </table:table-cell>
        </table:table-row>
        <table:table-row table:style-name="ro1">
          <table:table-cell office:value-type="string" calcext:value-type="string">
            <text:p>l10n_no_payroll.res_field_selection_Loennsbeskrivelse_styrehonorarOgGodtgjoerelseVerv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styrehonorarOgGodtgjoerelseVerv</text:p>
          </table:table-cell>
          <table:table-cell table:formula="of:=&quot;            (&quot;&quot;&quot;&amp;[.C107]&amp;&quot;&quot;&quot;, &quot;&quot;&quot;&amp;[.D107]&amp;&quot;&quot;&quot;),&quot;" office:value-type="string" office:string-value="            (&quot;styrehonorarOgGodtgjoerelseVerv&quot;, &quot;styrehonorarOgGodtgjoerelseVerv&quot;)," calcext:value-type="string">
            <text:p><text:s text:c="12"/>("styrehonorarOgGodtgjoerelseVerv", "styrehonorarOgGodtgjoerelseVerv"),</text:p>
          </table:table-cell>
        </table:table-row>
        <table:table-row table:style-name="ro1">
          <table:table-cell office:value-type="string" calcext:value-type="string">
            <text:p>l10n_no_payroll.res_field_selection_Loennsbeskrivelse_tilskuddBarnehageplass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tilskuddBarnehageplass</text:p>
          </table:table-cell>
          <table:table-cell table:formula="of:=&quot;            (&quot;&quot;&quot;&amp;[.C108]&amp;&quot;&quot;&quot;, &quot;&quot;&quot;&amp;[.D108]&amp;&quot;&quot;&quot;),&quot;" office:value-type="string" office:string-value="            (&quot;tilskuddBarnehageplass&quot;, &quot;tilskuddBarnehageplass&quot;)," calcext:value-type="string">
            <text:p><text:s text:c="12"/>("tilskuddBarnehageplass", "tilskuddBarnehageplass"),</text:p>
          </table:table-cell>
        </table:table-row>
        <table:table-row table:style-name="ro1">
          <table:table-cell office:value-type="string" calcext:value-type="string">
            <text:p>l10n_no_payroll.res_field_selection_Loennsbeskrivelse_timeloenn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timeloenn</text:p>
          </table:table-cell>
          <table:table-cell table:formula="of:=&quot;            (&quot;&quot;&quot;&amp;[.C109]&amp;&quot;&quot;&quot;, &quot;&quot;&quot;&amp;[.D109]&amp;&quot;&quot;&quot;),&quot;" office:value-type="string" office:string-value="            (&quot;timeloenn&quot;, &quot;timeloenn&quot;)," calcext:value-type="string">
            <text:p><text:s text:c="12"/>("timeloenn", "timeloenn"),</text:p>
          </table:table-cell>
        </table:table-row>
        <table:table-row table:style-name="ro1">
          <table:table-cell office:value-type="string" calcext:value-type="string">
            <text:p>l10n_no_payroll.res_field_selection_Loennsbeskrivelse_uregelmessigeTilleggKnyttetTilArbeidetTid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uregelmessigeTilleggKnyttetTilArbeidetTid</text:p>
          </table:table-cell>
          <table:table-cell table:formula="of:=&quot;            (&quot;&quot;&quot;&amp;[.C110]&amp;&quot;&quot;&quot;, &quot;&quot;&quot;&amp;[.D110]&amp;&quot;&quot;&quot;),&quot;" office:value-type="string" office:string-value="            (&quot;uregelmessigeTilleggKnyttetTilArbeidetTid&quot;, &quot;uregelmessigeTilleggKnyttetTilArbeidetTid&quot;)," calcext:value-type="string">
            <text:p><text:s text:c="12"/>("uregelmessigeTilleggKnyttetTilArbeidetTid", "uregelmessigeTilleggKnyttetTilArbeidetTid"),</text:p>
          </table:table-cell>
        </table:table-row>
        <table:table-row table:style-name="ro1">
          <table:table-cell office:value-type="string" calcext:value-type="string">
            <text:p>l10n_no_payroll.res_field_selection_Loennsbeskrivelse_uregelmessigeTilleggKnyttetTilIkkeArbeidetTid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uregelmessigeTilleggKnyttetTilIkkeArbeidetTid</text:p>
          </table:table-cell>
          <table:table-cell table:formula="of:=&quot;            (&quot;&quot;&quot;&amp;[.C111]&amp;&quot;&quot;&quot;, &quot;&quot;&quot;&amp;[.D111]&amp;&quot;&quot;&quot;),&quot;" office:value-type="string" office:string-value="            (&quot;uregelmessigeTilleggKnyttetTilIkkeArbeidetTid&quot;, &quot;uregelmessigeTilleggKnyttetTilIkkeArbeidetTid&quot;)," calcext:value-type="string">
            <text:p><text:s text:c="12"/>("uregelmessigeTilleggKnyttetTilIkkeArbeidetTid", "uregelmessigeTilleggKnyttetTilIkkeArbeidetTid"),</text:p>
          </table:table-cell>
        </table:table-row>
        <table:table-row table:style-name="ro1">
          <table:table-cell office:value-type="string" calcext:value-type="string">
            <text:p>l10n_no_payroll.res_field_selection_Loennsbeskrivelse_loennEtterDoedsfall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loennEtterDoedsfall</text:p>
          </table:table-cell>
          <table:table-cell table:formula="of:=&quot;            (&quot;&quot;&quot;&amp;[.C112]&amp;&quot;&quot;&quot;, &quot;&quot;&quot;&amp;[.D112]&amp;&quot;&quot;&quot;),&quot;" office:value-type="string" office:string-value="            (&quot;loennEtterDoedsfall&quot;, &quot;loennEtterDoedsfall&quot;)," calcext:value-type="string">
            <text:p><text:s text:c="12"/>("loennEtterDoedsfall", "loennEtterDoedsfall"),</text:p>
          </table:table-cell>
        </table:table-row>
        <table:table-row table:style-name="ro1">
          <table:table-cell office:value-type="string" calcext:value-type="string">
            <text:p>l10n_no_payroll.res_field_selection_Loennsbeskrivelse_yrkebilTjenestligbehovKilometer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yrkebilTjenestligbehovKilometer</text:p>
          </table:table-cell>
          <table:table-cell table:formula="of:=&quot;            (&quot;&quot;&quot;&amp;[.C113]&amp;&quot;&quot;&quot;, &quot;&quot;&quot;&amp;[.D113]&amp;&quot;&quot;&quot;),&quot;" office:value-type="string" office:string-value="            (&quot;yrkebilTjenestligbehovKilometer&quot;, &quot;yrkebilTjenestligbehovKilometer&quot;)," calcext:value-type="string">
            <text:p><text:s text:c="12"/>("yrkebilTjenestligbehovKilometer", "yrkebilTjenestligbehovKilometer"),</text:p>
          </table:table-cell>
        </table:table-row>
        <table:table-row table:style-name="ro1">
          <table:table-cell office:value-type="string" calcext:value-type="string">
            <text:p>l10n_no_payroll.res_field_selection_Loennsbeskrivelse_yrkebilTjenestligbehovListepris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yrkebilTjenestligbehovListepris</text:p>
          </table:table-cell>
          <table:table-cell table:formula="of:=&quot;            (&quot;&quot;&quot;&amp;[.C114]&amp;&quot;&quot;&quot;, &quot;&quot;&quot;&amp;[.D114]&amp;&quot;&quot;&quot;),&quot;" office:value-type="string" office:string-value="            (&quot;yrkebilTjenestligbehovListepris&quot;, &quot;yrkebilTjenestligbehovListepris&quot;)," calcext:value-type="string">
            <text:p><text:s text:c="12"/>("yrkebilTjenestligbehovListepris", "yrkebilTjenestligbehovListepris"),</text:p>
          </table:table-cell>
        </table:table-row>
        <table:table-row table:style-name="ro1">
          <table:table-cell office:value-type="string" calcext:value-type="string">
            <text:p>l10n_no_payroll.res_field_selection_Loennsbeskrivelse_innbetalingTilUtenlandskPensjonsordning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innbetalingTilUtenlandskPensjonsordning</text:p>
          </table:table-cell>
          <table:table-cell table:formula="of:=&quot;            (&quot;&quot;&quot;&amp;[.C115]&amp;&quot;&quot;&quot;, &quot;&quot;&quot;&amp;[.D115]&amp;&quot;&quot;&quot;),&quot;" office:value-type="string" office:string-value="            (&quot;innbetalingTilUtenlandskPensjonsordning&quot;, &quot;innbetalingTilUtenlandskPensjonsordning&quot;)," calcext:value-type="string">
            <text:p><text:s text:c="12"/>("innbetalingTilUtenlandskPensjonsordning", "innbetalingTilUtenlandskPensjonsordning"),</text:p>
          </table:table-cell>
        </table:table-row>
        <table:table-row table:style-name="ro1">
          <table:table-cell office:value-type="string" calcext:value-type="string">
            <text:p>l10n_no_payroll.res_field_selection_Loennsbeskrivelse_loennTilVergeFraFylkesmannen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loennTilVergeFraFylkesmannen</text:p>
          </table:table-cell>
          <table:table-cell table:formula="of:=&quot;            (&quot;&quot;&quot;&amp;[.C116]&amp;&quot;&quot;&quot;, &quot;&quot;&quot;&amp;[.D116]&amp;&quot;&quot;&quot;),&quot;" office:value-type="string" office:string-value="            (&quot;loennTilVergeFraFylkesmannen&quot;, &quot;loennTilVergeFraFylkesmannen&quot;)," calcext:value-type="string">
            <text:p><text:s text:c="12"/>("loennTilVergeFraFylkesmannen", "loennTilVergeFraFylkesmannen"),</text:p>
          </table:table-cell>
        </table:table-row>
        <table:table-row table:style-name="ro1">
          <table:table-cell office:value-type="string" calcext:value-type="string">
            <text:p>l10n_no_payroll.res_field_selection_Loennsbeskrivelse_trekkILoennForFerie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trekkILoennForFerie</text:p>
          </table:table-cell>
          <table:table-cell table:formula="of:=&quot;            (&quot;&quot;&quot;&amp;[.C117]&amp;&quot;&quot;&quot;, &quot;&quot;&quot;&amp;[.D117]&amp;&quot;&quot;&quot;),&quot;" office:value-type="string" office:string-value="            (&quot;trekkILoennForFerie&quot;, &quot;trekkILoennForFerie&quot;)," calcext:value-type="string">
            <text:p><text:s text:c="12"/>("trekkILoennForFerie", "trekkILoennForFerie"),</text:p>
          </table:table-cell>
        </table:table-row>
        <table:table-row table:style-name="ro1">
          <table:table-cell office:value-type="string" calcext:value-type="string">
            <text:p>l10n_no_payroll.res_field_selection_Loennsbeskrivelse_betaltUtenlandskSkatt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betaltUtenlandskSkatt</text:p>
          </table:table-cell>
          <table:table-cell table:formula="of:=&quot;            (&quot;&quot;&quot;&amp;[.C118]&amp;&quot;&quot;&quot;, &quot;&quot;&quot;&amp;[.D118]&amp;&quot;&quot;&quot;),&quot;" office:value-type="string" office:string-value="            (&quot;betaltUtenlandskSkatt&quot;, &quot;betaltUtenlandskSkatt&quot;)," calcext:value-type="string">
            <text:p><text:s text:c="12"/>("betaltUtenlandskSkatt", "betaltUtenlandskSkatt"),</text:p>
          </table:table-cell>
        </table:table-row>
        <table:table-row table:style-name="ro1">
          <table:table-cell office:value-type="string" calcext:value-type="string">
            <text:p>l10n_no_payroll.res_field_selection_Loennsbeskrivelse_honorarAkkordProsentProvisjon</text:p>
          </table:table-cell>
          <table:table-cell office:value-type="string" calcext:value-type="string">
            <text:p>l10n_no_payroll.res_field_l10n_no_Loennsbeskrivelse</text:p>
          </table:table-cell>
          <table:table-cell table:number-columns-repeated="2" office:value-type="string" calcext:value-type="string">
            <text:p>honorarAkkordProsentProvisjon</text:p>
          </table:table-cell>
          <table:table-cell table:formula="of:=&quot;            (&quot;&quot;&quot;&amp;[.C119]&amp;&quot;&quot;&quot;, &quot;&quot;&quot;&amp;[.D119]&amp;&quot;&quot;&quot;),&quot;" office:value-type="string" office:string-value="            (&quot;honorarAkkordProsentProvisjon&quot;, &quot;honorarAkkordProsentProvisjon&quot;)," calcext:value-type="string">
            <text:p><text:s text:c="12"/>("honorarAkkordProsentProvisjon", "honorarAkkordProsentProvisjon"),</text:p>
          </table:table-cell>
        </table:table-row>
        <table:table-row table:style-name="ro1">
          <table:table-cell office:value-type="string" calcext:value-type="string">
            <text:p>l10n_no_payroll.res_field_selection_PermisjonsOgPermitteringsBeskrivelse_permittering</text:p>
          </table:table-cell>
          <table:table-cell office:value-type="string" calcext:value-type="string">
            <text:p>l10n_no_payroll.res_field_l10n_no_PermisjonsOgPermitteringsBeskrivelse</text:p>
          </table:table-cell>
          <table:table-cell table:number-columns-repeated="2" office:value-type="string" calcext:value-type="string">
            <text:p>permittering</text:p>
          </table:table-cell>
          <table:table-cell table:formula="of:=&quot;            (&quot;&quot;&quot;&amp;[.C120]&amp;&quot;&quot;&quot;, &quot;&quot;&quot;&amp;[.D120]&amp;&quot;&quot;&quot;),&quot;" office:value-type="string" office:string-value="            (&quot;permittering&quot;, &quot;permittering&quot;)," calcext:value-type="string">
            <text:p><text:s text:c="12"/>("permittering", "permittering"),</text:p>
          </table:table-cell>
        </table:table-row>
        <table:table-row table:style-name="ro1">
          <table:table-cell office:value-type="string" calcext:value-type="string">
            <text:p>l10n_no_payroll.res_field_selection_PermisjonsOgPermitteringsBeskrivelse_permisjonMedForeldrepenger</text:p>
          </table:table-cell>
          <table:table-cell office:value-type="string" calcext:value-type="string">
            <text:p>l10n_no_payroll.res_field_l10n_no_PermisjonsOgPermitteringsBeskrivelse</text:p>
          </table:table-cell>
          <table:table-cell table:number-columns-repeated="2" office:value-type="string" calcext:value-type="string">
            <text:p>permisjonMedForeldrepenger</text:p>
          </table:table-cell>
          <table:table-cell table:formula="of:=&quot;            (&quot;&quot;&quot;&amp;[.C121]&amp;&quot;&quot;&quot;, &quot;&quot;&quot;&amp;[.D121]&amp;&quot;&quot;&quot;),&quot;" office:value-type="string" office:string-value="            (&quot;permisjonMedForeldrepenger&quot;, &quot;permisjonMedForeldrepenger&quot;)," calcext:value-type="string">
            <text:p><text:s text:c="12"/>("permisjonMedForeldrepenger", "permisjonMedForeldrepenger"),</text:p>
          </table:table-cell>
        </table:table-row>
        <table:table-row table:style-name="ro1">
          <table:table-cell office:value-type="string" calcext:value-type="string">
            <text:p>l10n_no_payroll.res_field_selection_PermisjonsOgPermitteringsBeskrivelse_permisjonVedMilitaertjeneste</text:p>
          </table:table-cell>
          <table:table-cell office:value-type="string" calcext:value-type="string">
            <text:p>l10n_no_payroll.res_field_l10n_no_PermisjonsOgPermitteringsBeskrivelse</text:p>
          </table:table-cell>
          <table:table-cell table:number-columns-repeated="2" office:value-type="string" calcext:value-type="string">
            <text:p>permisjonVedMilitaertjeneste</text:p>
          </table:table-cell>
          <table:table-cell table:formula="of:=&quot;            (&quot;&quot;&quot;&amp;[.C122]&amp;&quot;&quot;&quot;, &quot;&quot;&quot;&amp;[.D122]&amp;&quot;&quot;&quot;),&quot;" office:value-type="string" office:string-value="            (&quot;permisjonVedMilitaertjeneste&quot;, &quot;permisjonVedMilitaertjeneste&quot;)," calcext:value-type="string">
            <text:p><text:s text:c="12"/>("permisjonVedMilitaertjeneste", "permisjonVedMilitaertjeneste"),</text:p>
          </table:table-cell>
        </table:table-row>
        <table:table-row table:style-name="ro1">
          <table:table-cell office:value-type="string" calcext:value-type="string">
            <text:p>l10n_no_payroll.res_field_selection_PermisjonsOgPermitteringsBeskrivelse_utdanningspermisjon</text:p>
          </table:table-cell>
          <table:table-cell office:value-type="string" calcext:value-type="string">
            <text:p>l10n_no_payroll.res_field_l10n_no_PermisjonsOgPermitteringsBeskrivelse</text:p>
          </table:table-cell>
          <table:table-cell table:number-columns-repeated="2" office:value-type="string" calcext:value-type="string">
            <text:p>utdanningspermisjon</text:p>
          </table:table-cell>
          <table:table-cell table:formula="of:=&quot;            (&quot;&quot;&quot;&amp;[.C123]&amp;&quot;&quot;&quot;, &quot;&quot;&quot;&amp;[.D123]&amp;&quot;&quot;&quot;),&quot;" office:value-type="string" office:string-value="            (&quot;utdanningspermisjon&quot;, &quot;utdanningspermisjon&quot;)," calcext:value-type="string">
            <text:p><text:s text:c="12"/>("utdanningspermisjon", "utdanningspermisjon"),</text:p>
          </table:table-cell>
        </table:table-row>
        <table:table-row table:style-name="ro1">
          <table:table-cell office:value-type="string" calcext:value-type="string">
            <text:p>l10n_no_payroll.res_field_selection_PermisjonsOgPermitteringsBeskrivelse_velferdspermisjon</text:p>
          </table:table-cell>
          <table:table-cell office:value-type="string" calcext:value-type="string">
            <text:p>l10n_no_payroll.res_field_l10n_no_PermisjonsOgPermitteringsBeskrivelse</text:p>
          </table:table-cell>
          <table:table-cell table:number-columns-repeated="2" office:value-type="string" calcext:value-type="string">
            <text:p>velferdspermisjon</text:p>
          </table:table-cell>
          <table:table-cell table:formula="of:=&quot;            (&quot;&quot;&quot;&amp;[.C124]&amp;&quot;&quot;&quot;, &quot;&quot;&quot;&amp;[.D124]&amp;&quot;&quot;&quot;),&quot;" office:value-type="string" office:string-value="            (&quot;velferdspermisjon&quot;, &quot;velferdspermisjon&quot;)," calcext:value-type="string">
            <text:p><text:s text:c="12"/>("velferdspermisjon", "velferdspermisjon"),</text:p>
          </table:table-cell>
        </table:table-row>
        <table:table-row table:style-name="ro1">
          <table:table-cell office:value-type="string" calcext:value-type="string">
            <text:p>l10n_no_payroll.res_field_selection_SkatteOgAvgiftsregel_janMayenOgBilandene</text:p>
          </table:table-cell>
          <table:table-cell office:value-type="string" calcext:value-type="string">
            <text:p>l10n_no_payroll.res_field_l10n_no_SkatteOgAvgiftsregel</text:p>
          </table:table-cell>
          <table:table-cell table:number-columns-repeated="2" office:value-type="string" calcext:value-type="string">
            <text:p>janMayenOgBilandene</text:p>
          </table:table-cell>
          <table:table-cell table:formula="of:=&quot;            (&quot;&quot;&quot;&amp;[.C125]&amp;&quot;&quot;&quot;, &quot;&quot;&quot;&amp;[.D125]&amp;&quot;&quot;&quot;),&quot;" office:value-type="string" office:string-value="            (&quot;janMayenOgBilandene&quot;, &quot;janMayenOgBilandene&quot;)," calcext:value-type="string">
            <text:p><text:s text:c="12"/>("janMayenOgBilandene", "janMayenOgBilandene"),</text:p>
          </table:table-cell>
        </table:table-row>
        <table:table-row table:style-name="ro1">
          <table:table-cell office:value-type="string" calcext:value-type="string">
            <text:p>l10n_no_payroll.res_field_selection_SkatteOgAvgiftsregel_kildeskattPaaPensjoner</text:p>
          </table:table-cell>
          <table:table-cell office:value-type="string" calcext:value-type="string">
            <text:p>l10n_no_payroll.res_field_l10n_no_SkatteOgAvgiftsregel</text:p>
          </table:table-cell>
          <table:table-cell table:number-columns-repeated="2" office:value-type="string" calcext:value-type="string">
            <text:p>kildeskattPaaPensjoner</text:p>
          </table:table-cell>
          <table:table-cell table:formula="of:=&quot;            (&quot;&quot;&quot;&amp;[.C126]&amp;&quot;&quot;&quot;, &quot;&quot;&quot;&amp;[.D126]&amp;&quot;&quot;&quot;),&quot;" office:value-type="string" office:string-value="            (&quot;kildeskattPaaPensjoner&quot;, &quot;kildeskattPaaPensjoner&quot;)," calcext:value-type="string">
            <text:p><text:s text:c="12"/>("kildeskattPaaPensjoner", "kildeskattPaaPensjoner"),</text:p>
          </table:table-cell>
        </table:table-row>
        <table:table-row table:style-name="ro1">
          <table:table-cell office:value-type="string" calcext:value-type="string">
            <text:p>l10n_no_payroll.res_field_selection_SkatteOgAvgiftsregel_nettoloenn</text:p>
          </table:table-cell>
          <table:table-cell office:value-type="string" calcext:value-type="string">
            <text:p>l10n_no_payroll.res_field_l10n_no_SkatteOgAvgiftsregel</text:p>
          </table:table-cell>
          <table:table-cell table:number-columns-repeated="2" office:value-type="string" calcext:value-type="string">
            <text:p>nettoloenn</text:p>
          </table:table-cell>
          <table:table-cell table:formula="of:=&quot;            (&quot;&quot;&quot;&amp;[.C127]&amp;&quot;&quot;&quot;, &quot;&quot;&quot;&amp;[.D127]&amp;&quot;&quot;&quot;),&quot;" office:value-type="string" office:string-value="            (&quot;nettoloenn&quot;, &quot;nettoloenn&quot;)," calcext:value-type="string">
            <text:p><text:s text:c="12"/>("nettoloenn", "nettoloenn"),</text:p>
          </table:table-cell>
        </table:table-row>
        <table:table-row table:style-name="ro1">
          <table:table-cell office:value-type="string" calcext:value-type="string">
            <text:p>l10n_no_payroll.res_field_selection_SkatteOgAvgiftsregel_svalbard</text:p>
          </table:table-cell>
          <table:table-cell office:value-type="string" calcext:value-type="string">
            <text:p>l10n_no_payroll.res_field_l10n_no_SkatteOgAvgiftsregel</text:p>
          </table:table-cell>
          <table:table-cell table:number-columns-repeated="2" office:value-type="string" calcext:value-type="string">
            <text:p>svalbard</text:p>
          </table:table-cell>
          <table:table-cell table:formula="of:=&quot;            (&quot;&quot;&quot;&amp;[.C128]&amp;&quot;&quot;&quot;, &quot;&quot;&quot;&amp;[.D128]&amp;&quot;&quot;&quot;),&quot;" office:value-type="string" office:string-value="            (&quot;svalbard&quot;, &quot;svalbard&quot;)," calcext:value-type="string">
            <text:p><text:s text:c="12"/>("svalbard", "svalbard"),</text:p>
          </table:table-cell>
        </table:table-row>
        <table:table-row table:style-name="ro1">
          <table:table-cell office:value-type="string" calcext:value-type="string">
            <text:p>l10n_no_payroll.res_field_selection_SkatteOgAvgiftsregel_saerskiltFradragForSjoefolk</text:p>
          </table:table-cell>
          <table:table-cell office:value-type="string" calcext:value-type="string">
            <text:p>l10n_no_payroll.res_field_l10n_no_SkatteOgAvgiftsregel</text:p>
          </table:table-cell>
          <table:table-cell table:number-columns-repeated="2" office:value-type="string" calcext:value-type="string">
            <text:p>saerskiltFradragForSjoefolk</text:p>
          </table:table-cell>
          <table:table-cell table:formula="of:=&quot;            (&quot;&quot;&quot;&amp;[.C129]&amp;&quot;&quot;&quot;, &quot;&quot;&quot;&amp;[.D129]&amp;&quot;&quot;&quot;),&quot;" office:value-type="string" office:string-value="            (&quot;saerskiltFradragForSjoefolk&quot;, &quot;saerskiltFradragForSjoefolk&quot;)," calcext:value-type="string">
            <text:p><text:s text:c="12"/>("saerskiltFradragForSjoefolk", "saerskiltFradragForSjoefolk"),</text:p>
          </table:table-cell>
        </table:table-row>
        <table:table-row table:style-name="ro1">
          <table:table-cell office:value-type="string" calcext:value-type="string">
            <text:p>l10n_no_payroll.res_field_selection_SkatteOgAvgiftsregel_nettoloennForSjoefolk</text:p>
          </table:table-cell>
          <table:table-cell office:value-type="string" calcext:value-type="string">
            <text:p>l10n_no_payroll.res_field_l10n_no_SkatteOgAvgiftsregel</text:p>
          </table:table-cell>
          <table:table-cell table:number-columns-repeated="2" office:value-type="string" calcext:value-type="string">
            <text:p>nettoloennForSjoefolk</text:p>
          </table:table-cell>
          <table:table-cell table:formula="of:=&quot;            (&quot;&quot;&quot;&amp;[.C130]&amp;&quot;&quot;&quot;, &quot;&quot;&quot;&amp;[.D130]&amp;&quot;&quot;&quot;),&quot;" office:value-type="string" office:string-value="            (&quot;nettoloennForSjoefolk&quot;, &quot;nettoloennForSjoefolk&quot;)," calcext:value-type="string">
            <text:p><text:s text:c="12"/>("nettoloennForSjoefolk", "nettoloennForSjoefolk"),</text:p>
          </table:table-cell>
        </table:table-row>
        <table:table-row table:style-name="ro1">
          <table:table-cell office:value-type="string" calcext:value-type="string">
            <text:p>l10n_no_payroll.res_field_selection_SkatteOgAvgiftsregel_skattefriOrganisasjon</text:p>
          </table:table-cell>
          <table:table-cell office:value-type="string" calcext:value-type="string">
            <text:p>l10n_no_payroll.res_field_l10n_no_SkatteOgAvgiftsregel</text:p>
          </table:table-cell>
          <table:table-cell table:number-columns-repeated="2" office:value-type="string" calcext:value-type="string">
            <text:p>skattefriOrganisasjon</text:p>
          </table:table-cell>
          <table:table-cell table:formula="of:=&quot;            (&quot;&quot;&quot;&amp;[.C131]&amp;&quot;&quot;&quot;, &quot;&quot;&quot;&amp;[.D131]&amp;&quot;&quot;&quot;),&quot;" office:value-type="string" office:string-value="            (&quot;skattefriOrganisasjon&quot;, &quot;skattefriOrganisasjon&quot;)," calcext:value-type="string">
            <text:p><text:s text:c="12"/>("skattefriOrganisasjon", "skattefriOrganisasjon"),</text:p>
          </table:table-cell>
        </table:table-row>
        <table:table-row table:style-name="ro1">
          <table:table-cell office:value-type="string" calcext:value-type="string">
            <text:p>l10n_no_payroll.res_field_selection_Spraak_bokmaal</text:p>
          </table:table-cell>
          <table:table-cell office:value-type="string" calcext:value-type="string">
            <text:p>l10n_no_payroll.res_field_l10n_no_Spraak</text:p>
          </table:table-cell>
          <table:table-cell table:number-columns-repeated="2" office:value-type="string" calcext:value-type="string">
            <text:p>bokmaal</text:p>
          </table:table-cell>
          <table:table-cell table:formula="of:=&quot;            (&quot;&quot;&quot;&amp;[.C132]&amp;&quot;&quot;&quot;, &quot;&quot;&quot;&amp;[.D132]&amp;&quot;&quot;&quot;),&quot;" office:value-type="string" office:string-value="            (&quot;bokmaal&quot;, &quot;bokmaal&quot;)," calcext:value-type="string">
            <text:p><text:s text:c="12"/>("bokmaal", "bokmaal"),</text:p>
          </table:table-cell>
        </table:table-row>
        <table:table-row table:style-name="ro1">
          <table:table-cell office:value-type="string" calcext:value-type="string">
            <text:p>l10n_no_payroll.res_field_selection_Spraak_engelsk</text:p>
          </table:table-cell>
          <table:table-cell office:value-type="string" calcext:value-type="string">
            <text:p>l10n_no_payroll.res_field_l10n_no_Spraak</text:p>
          </table:table-cell>
          <table:table-cell table:number-columns-repeated="2" office:value-type="string" calcext:value-type="string">
            <text:p>engelsk</text:p>
          </table:table-cell>
          <table:table-cell table:formula="of:=&quot;            (&quot;&quot;&quot;&amp;[.C133]&amp;&quot;&quot;&quot;, &quot;&quot;&quot;&amp;[.D133]&amp;&quot;&quot;&quot;),&quot;" office:value-type="string" office:string-value="            (&quot;engelsk&quot;, &quot;engelsk&quot;)," calcext:value-type="string">
            <text:p><text:s text:c="12"/>("engelsk", "engelsk"),</text:p>
          </table:table-cell>
        </table:table-row>
        <table:table-row table:style-name="ro1">
          <table:table-cell office:value-type="string" calcext:value-type="string">
            <text:p>l10n_no_payroll.res_field_selection_Spraak_nynorsk</text:p>
          </table:table-cell>
          <table:table-cell office:value-type="string" calcext:value-type="string">
            <text:p>l10n_no_payroll.res_field_l10n_no_Spraak</text:p>
          </table:table-cell>
          <table:table-cell table:number-columns-repeated="2" office:value-type="string" calcext:value-type="string">
            <text:p>nynorsk</text:p>
          </table:table-cell>
          <table:table-cell table:formula="of:=&quot;            (&quot;&quot;&quot;&amp;[.C134]&amp;&quot;&quot;&quot;, &quot;&quot;&quot;&amp;[.D134]&amp;&quot;&quot;&quot;),&quot;" office:value-type="string" office:string-value="            (&quot;nynorsk&quot;, &quot;nynorsk&quot;)," calcext:value-type="string">
            <text:p><text:s text:c="12"/>("nynorsk", "nynorsk"),</text:p>
          </table:table-cell>
        </table:table-row>
        <table:table-row table:style-name="ro1">
          <table:table-cell office:value-type="string" calcext:value-type="string">
            <text:p>l10n_no_payroll.res_field_selection_BeregnTrekk_tabelltrekk</text:p>
          </table:table-cell>
          <table:table-cell office:value-type="string" calcext:value-type="string">
            <text:p>l10n_no_payroll.res_field_l10n_no_BeregnTrekk</text:p>
          </table:table-cell>
          <table:table-cell office:value-type="string" calcext:value-type="string">
            <text:p>tabelltrekk</text:p>
          </table:table-cell>
          <table:table-cell office:value-type="string" calcext:value-type="string">
            <text:p>Tabelltrekk</text:p>
          </table:table-cell>
          <table:table-cell table:formula="of:=&quot;            (&quot;&quot;&quot;&amp;[.C135]&amp;&quot;&quot;&quot;, &quot;&quot;&quot;&amp;[.D135]&amp;&quot;&quot;&quot;),&quot;" office:value-type="string" office:string-value="            (&quot;tabelltrekk&quot;, &quot;Tabelltrekk&quot;)," calcext:value-type="string">
            <text:p><text:s text:c="12"/>("tabelltrekk", "Tabelltrekk"),</text:p>
          </table:table-cell>
        </table:table-row>
        <table:table-row table:style-name="ro1">
          <table:table-cell office:value-type="string" calcext:value-type="string">
            <text:p>l10n_no_payroll.res_field_selection_BeregnTrekk_prosenttrekk</text:p>
          </table:table-cell>
          <table:table-cell office:value-type="string" calcext:value-type="string">
            <text:p>l10n_no_payroll.res_field_l10n_no_BeregnTrekk</text:p>
          </table:table-cell>
          <table:table-cell office:value-type="string" calcext:value-type="string">
            <text:p>prosenttrekk</text:p>
          </table:table-cell>
          <table:table-cell office:value-type="string" calcext:value-type="string">
            <text:p>Prosenttrekk</text:p>
          </table:table-cell>
          <table:table-cell table:formula="of:=&quot;            (&quot;&quot;&quot;&amp;[.C136]&amp;&quot;&quot;&quot;, &quot;&quot;&quot;&amp;[.D136]&amp;&quot;&quot;&quot;),&quot;" office:value-type="string" office:string-value="            (&quot;prosenttrekk&quot;, &quot;Prosenttrekk&quot;)," calcext:value-type="string">
            <text:p><text:s text:c="12"/>("prosenttrekk", "Prosenttrekk"),</text:p>
          </table:table-cell>
        </table:table-row>
        <table:table-row table:style-name="ro1">
          <table:table-cell office:value-type="string" calcext:value-type="string">
            <text:p>l10n_no_payroll.res_field_selection_BeregnTrekk_skattepliktUtenTrekk</text:p>
          </table:table-cell>
          <table:table-cell office:value-type="string" calcext:value-type="string">
            <text:p>l10n_no_payroll.res_field_l10n_no_BeregnTrekk</text:p>
          </table:table-cell>
          <table:table-cell office:value-type="string" calcext:value-type="string">
            <text:p>skattepliktUtenTrekk</text:p>
          </table:table-cell>
          <table:table-cell office:value-type="string" calcext:value-type="string">
            <text:p>Ingen trekk, men skatteplikt</text:p>
          </table:table-cell>
          <table:table-cell table:formula="of:=&quot;            (&quot;&quot;&quot;&amp;[.C137]&amp;&quot;&quot;&quot;, &quot;&quot;&quot;&amp;[.D137]&amp;&quot;&quot;&quot;),&quot;" office:value-type="string" office:string-value="            (&quot;skattepliktUtenTrekk&quot;, &quot;Ingen trekk, men skatteplikt&quot;)," calcext:value-type="string">
            <text:p><text:s text:c="12"/>("skattepliktUtenTrekk", "Ingen trekk, men skatteplikt"),</text:p>
          </table:table-cell>
        </table:table-row>
        <table:table-row table:style-name="ro1">
          <table:table-cell office:value-type="string" calcext:value-type="string">
            <text:p>l10n_no_payroll.res_field_selection_BeregnAga_loennOgGodtgjoerelse</text:p>
          </table:table-cell>
          <table:table-cell office:value-type="string" calcext:value-type="string">
            <text:p>l10n_no_payroll.res_field_l10n_no_BeregnAga</text:p>
          </table:table-cell>
          <table:table-cell office:value-type="string" calcext:value-type="string">
            <text:p>loennOgGodtgjoerelse</text:p>
          </table:table-cell>
          <table:table-cell office:value-type="string" calcext:value-type="string">
            <text:p>Lønn og godtgjørelse</text:p>
          </table:table-cell>
          <table:table-cell table:formula="of:=&quot;            (&quot;&quot;&quot;&amp;[.C138]&amp;&quot;&quot;&quot;, &quot;&quot;&quot;&amp;[.D138]&amp;&quot;&quot;&quot;),&quot;" office:value-type="string" office:string-value="            (&quot;loennOgGodtgjoerelse&quot;, &quot;Lønn og godtgjørelse&quot;)," calcext:value-type="string">
            <text:p><text:s text:c="12"/>("loennOgGodtgjoerelse", "Lønn og godtgjørelse"),</text:p>
          </table:table-cell>
        </table:table-row>
        <table:table-row table:style-name="ro1">
          <table:table-cell office:value-type="string" calcext:value-type="string">
            <text:p>l10n_no_payroll.res_field_selection_BeregnAga_tilskuddOgPremieTilPensjon</text:p>
          </table:table-cell>
          <table:table-cell office:value-type="string" calcext:value-type="string">
            <text:p>l10n_no_payroll.res_field_l10n_no_BeregnAga</text:p>
          </table:table-cell>
          <table:table-cell office:value-type="string" calcext:value-type="string">
            <text:p>tilskuddOgPremieTilPensjon</text:p>
          </table:table-cell>
          <table:table-cell office:value-type="string" calcext:value-type="string">
            <text:p>Tilskudd og premie til pensjon</text:p>
          </table:table-cell>
          <table:table-cell table:formula="of:=&quot;            (&quot;&quot;&quot;&amp;[.C139]&amp;&quot;&quot;&quot;, &quot;&quot;&quot;&amp;[.D139]&amp;&quot;&quot;&quot;),&quot;" office:value-type="string" office:string-value="            (&quot;tilskuddOgPremieTilPensjon&quot;, &quot;Tilskudd og premie til pensjon&quot;)," calcext:value-type="string">
            <text:p><text:s text:c="12"/>("tilskuddOgPremieTilPensjon", "Tilskudd og premie til pensjon"),</text:p>
          </table:table-cell>
        </table:table-row>
        <table:table-row table:style-name="ro1">
          <table:table-cell office:value-type="string" calcext:value-type="string">
            <text:p>l10n_no_payroll.res_field_selection_BeregnAga_fradragIGrunnlagetForSone</text:p>
          </table:table-cell>
          <table:table-cell office:value-type="string" calcext:value-type="string">
            <text:p>l10n_no_payroll.res_field_l10n_no_BeregnAga</text:p>
          </table:table-cell>
          <table:table-cell office:value-type="string" calcext:value-type="string">
            <text:p>fradragIGrunnlagetForSone</text:p>
          </table:table-cell>
          <table:table-cell office:value-type="string" calcext:value-type="string">
            <text:p>Fradrag</text:p>
          </table:table-cell>
          <table:table-cell table:formula="of:=&quot;            (&quot;&quot;&quot;&amp;[.C140]&amp;&quot;&quot;&quot;, &quot;&quot;&quot;&amp;[.D140]&amp;&quot;&quot;&quot;),&quot;" office:value-type="string" office:string-value="            (&quot;fradragIGrunnlagetForSone&quot;, &quot;Fradrag&quot;)," calcext:value-type="string">
            <text:p><text:s text:c="12"/>("fradragIGrunnlagetForSone", "Fradrag"),</text:p>
          </table:table-cell>
        </table:table-row>
        <table:table-row table:style-name="ro1">
          <table:table-cell office:value-type="string" calcext:value-type="string">
            <text:p>l10n_no_payroll.res_field_selection_RegelType_loennsinntekt</text:p>
          </table:table-cell>
          <table:table-cell office:value-type="string" calcext:value-type="string">
            <text:p>l10n_no_payroll.res_field_l10n_no_RegelType</text:p>
          </table:table-cell>
          <table:table-cell office:value-type="string" calcext:value-type="string">
            <text:p>loennsinntekt</text:p>
          </table:table-cell>
          <table:table-cell office:value-type="string" calcext:value-type="string">
            <text:p>Lønnsinntekt</text:p>
          </table:table-cell>
          <table:table-cell table:formula="of:=&quot;            (&quot;&quot;&quot;&amp;[.C141]&amp;&quot;&quot;&quot;, &quot;&quot;&quot;&amp;[.D141]&amp;&quot;&quot;&quot;),&quot;" office:value-type="string" office:string-value="            (&quot;loennsinntekt&quot;, &quot;Lønnsinntekt&quot;)," calcext:value-type="string">
            <text:p><text:s text:c="12"/>("loennsinntekt", "Lønnsinntekt"),</text:p>
          </table:table-cell>
        </table:table-row>
        <table:table-row table:style-name="ro1">
          <table:table-cell office:value-type="string" calcext:value-type="string">
            <text:p>l10n_no_payroll.res_field_selection_RegelType_ytelseFraOffentlige</text:p>
          </table:table-cell>
          <table:table-cell office:value-type="string" calcext:value-type="string">
            <text:p>l10n_no_payroll.res_field_l10n_no_RegelType</text:p>
          </table:table-cell>
          <table:table-cell office:value-type="string" calcext:value-type="string">
            <text:p>ytelseFraOffentlige</text:p>
          </table:table-cell>
          <table:table-cell office:value-type="string" calcext:value-type="string">
            <text:p>Ytelser fra det offentlige</text:p>
          </table:table-cell>
          <table:table-cell table:formula="of:=&quot;            (&quot;&quot;&quot;&amp;[.C142]&amp;&quot;&quot;&quot;, &quot;&quot;&quot;&amp;[.D142]&amp;&quot;&quot;&quot;),&quot;" office:value-type="string" office:string-value="            (&quot;ytelseFraOffentlige&quot;, &quot;Ytelser fra det offentlige&quot;)," calcext:value-type="string">
            <text:p><text:s text:c="12"/>("ytelseFraOffentlige", "Ytelser fra det offentlige"),</text:p>
          </table:table-cell>
        </table:table-row>
        <table:table-row table:style-name="ro1">
          <table:table-cell office:value-type="string" calcext:value-type="string">
            <text:p>l10n_no_payroll.res_field_selection_RegelType_pensjonEllerTrygd</text:p>
          </table:table-cell>
          <table:table-cell office:value-type="string" calcext:value-type="string">
            <text:p>l10n_no_payroll.res_field_l10n_no_RegelType</text:p>
          </table:table-cell>
          <table:table-cell office:value-type="string" calcext:value-type="string">
            <text:p>pensjonEllerTrygd</text:p>
          </table:table-cell>
          <table:table-cell office:value-type="string" calcext:value-type="string">
            <text:p>Pensjon eller trygd</text:p>
          </table:table-cell>
          <table:table-cell table:formula="of:=&quot;            (&quot;&quot;&quot;&amp;[.C143]&amp;&quot;&quot;&quot;, &quot;&quot;&quot;&amp;[.D143]&amp;&quot;&quot;&quot;),&quot;" office:value-type="string" office:string-value="            (&quot;pensjonEllerTrygd&quot;, &quot;Pensjon eller trygd&quot;)," calcext:value-type="string">
            <text:p><text:s text:c="12"/>("pensjonEllerTrygd", "Pensjon eller trygd"),</text:p>
          </table:table-cell>
        </table:table-row>
        <table:table-row table:style-name="ro1">
          <table:table-cell office:value-type="string" calcext:value-type="string">
            <text:p>l10n_no_payroll.res_field_selection_RegelType_naeringsinntekt</text:p>
          </table:table-cell>
          <table:table-cell office:value-type="string" calcext:value-type="string">
            <text:p>l10n_no_payroll.res_field_l10n_no_RegelType</text:p>
          </table:table-cell>
          <table:table-cell office:value-type="string" calcext:value-type="string">
            <text:p>naeringsinntekt</text:p>
          </table:table-cell>
          <table:table-cell office:value-type="string" calcext:value-type="string">
            <text:p>Naeringsinntekt</text:p>
          </table:table-cell>
          <table:table-cell table:formula="of:=&quot;            (&quot;&quot;&quot;&amp;[.C144]&amp;&quot;&quot;&quot;, &quot;&quot;&quot;&amp;[.D144]&amp;&quot;&quot;&quot;),&quot;" office:value-type="string" office:string-value="            (&quot;naeringsinntekt&quot;, &quot;Naeringsinntekt&quot;)," calcext:value-type="string">
            <text:p><text:s text:c="12"/>("naeringsinntekt", "Naeringsinntekt"),</text:p>
          </table:table-cell>
        </table:table-row>
        <table:table-row table:style-name="ro1">
          <table:table-cell office:value-type="string" calcext:value-type="string">
            <text:p>l10n_no_payroll.res_field_selection_RegelType_fradrag</text:p>
          </table:table-cell>
          <table:table-cell office:value-type="string" calcext:value-type="string">
            <text:p>l10n_no_payroll.res_field_l10n_no_RegelType</text:p>
          </table:table-cell>
          <table:table-cell office:value-type="string" calcext:value-type="string">
            <text:p>fradrag</text:p>
          </table:table-cell>
          <table:table-cell office:value-type="string" calcext:value-type="string">
            <text:p>Fradrag</text:p>
          </table:table-cell>
          <table:table-cell table:formula="of:=&quot;            (&quot;&quot;&quot;&amp;[.C145]&amp;&quot;&quot;&quot;, &quot;&quot;&quot;&amp;[.D145]&amp;&quot;&quot;&quot;),&quot;" office:value-type="string" office:string-value="            (&quot;fradrag&quot;, &quot;Fradrag&quot;)," calcext:value-type="string">
            <text:p><text:s text:c="12"/>("fradrag", "Fradrag"),</text:p>
          </table:table-cell>
        </table:table-row>
        <table:table-row table:style-name="ro1">
          <table:table-cell office:value-type="string" calcext:value-type="string">
            <text:p>l10n_no_payroll.res_field_selection_RegelType_forskuddstrekk</text:p>
          </table:table-cell>
          <table:table-cell office:value-type="string" calcext:value-type="string">
            <text:p>l10n_no_payroll.res_field_l10n_no_RegelType</text:p>
          </table:table-cell>
          <table:table-cell office:value-type="string" calcext:value-type="string">
            <text:p>forskuddstrekk</text:p>
          </table:table-cell>
          <table:table-cell office:value-type="string" calcext:value-type="string">
            <text:p>Forskuddstrekk</text:p>
          </table:table-cell>
          <table:table-cell table:formula="of:=&quot;            (&quot;&quot;&quot;&amp;[.C146]&amp;&quot;&quot;&quot;, &quot;&quot;&quot;&amp;[.D146]&amp;&quot;&quot;&quot;),&quot;" office:value-type="string" office:string-value="            (&quot;forskuddstrekk&quot;, &quot;Forskuddstrekk&quot;)," calcext:value-type="string">
            <text:p><text:s text:c="12"/>("forskuddstrekk", "Forskuddstrekk"),</text:p>
          </table:table-cell>
        </table:table-row>
        <table:table-row table:style-name="ro1">
          <table:table-cell office:value-type="string" calcext:value-type="string">
            <text:p>l10n_no_payroll.res_field_selection_AarsakTilSluttdato_arbeidsforholdetSkulleAldriVaertRapportert</text:p>
          </table:table-cell>
          <table:table-cell office:value-type="string" calcext:value-type="string">
            <text:p>l10n_no_payroll.res_field_l10n_no_AarsakTilSluttdato</text:p>
          </table:table-cell>
          <table:table-cell office:value-type="string" calcext:value-type="string">
            <text:p>arbeidsforholdetSkulleAldriVaertRapportert</text:p>
          </table:table-cell>
          <table:table-cell office:value-type="string" calcext:value-type="string">
            <text:p>Arbeidsforholdet skulle aldri vært rapportert</text:p>
          </table:table-cell>
          <table:table-cell table:formula="of:=&quot;            (&quot;&quot;&quot;&amp;[.C147]&amp;&quot;&quot;&quot;, &quot;&quot;&quot;&amp;[.D147]&amp;&quot;&quot;&quot;),&quot;" office:value-type="string" office:string-value="            (&quot;arbeidsforholdetSkulleAldriVaertRapportert&quot;, &quot;Arbeidsforholdet skulle aldri vært rapportert&quot;)," calcext:value-type="string">
            <text:p><text:s text:c="12"/>("arbeidsforholdetSkulleAldriVaertRapportert", "Arbeidsforholdet skulle aldri vært rapportert"),</text:p>
          </table:table-cell>
        </table:table-row>
        <table:table-row table:style-name="ro1">
          <table:table-cell office:value-type="string" calcext:value-type="string">
            <text:p>l10n_no_payroll.res_field_selection_AarsakTilSluttdato_arbeidsgiverHarSagtOppArbeidstaker</text:p>
          </table:table-cell>
          <table:table-cell office:value-type="string" calcext:value-type="string">
            <text:p>l10n_no_payroll.res_field_l10n_no_AarsakTilSluttdato</text:p>
          </table:table-cell>
          <table:table-cell office:value-type="string" calcext:value-type="string">
            <text:p>arbeidsgiverHarSagtOppArbeidstaker</text:p>
          </table:table-cell>
          <table:table-cell office:value-type="string" calcext:value-type="string">
            <text:p>Arbeidsgiver har sagt opp arbeidstaker</text:p>
          </table:table-cell>
          <table:table-cell table:formula="of:=&quot;            (&quot;&quot;&quot;&amp;[.C148]&amp;&quot;&quot;&quot;, &quot;&quot;&quot;&amp;[.D148]&amp;&quot;&quot;&quot;),&quot;" office:value-type="string" office:string-value="            (&quot;arbeidsgiverHarSagtOppArbeidstaker&quot;, &quot;Arbeidsgiver har sagt opp arbeidstaker&quot;)," calcext:value-type="string">
            <text:p><text:s text:c="12"/>("arbeidsgiverHarSagtOppArbeidstaker", "Arbeidsgiver har sagt opp arbeidstaker"),</text:p>
          </table:table-cell>
        </table:table-row>
        <table:table-row table:style-name="ro1">
          <table:table-cell office:value-type="string" calcext:value-type="string">
            <text:p>l10n_no_payroll.res_field_selection_AarsakTilSluttdato_arbeidstakerHarSagtOppSelv</text:p>
          </table:table-cell>
          <table:table-cell office:value-type="string" calcext:value-type="string">
            <text:p>l10n_no_payroll.res_field_l10n_no_AarsakTilSluttdato</text:p>
          </table:table-cell>
          <table:table-cell office:value-type="string" calcext:value-type="string">
            <text:p>arbeidstakerHarSagtOppSelv</text:p>
          </table:table-cell>
          <table:table-cell office:value-type="string" calcext:value-type="string">
            <text:p>Arbeidstaker har sagt opp selv</text:p>
          </table:table-cell>
          <table:table-cell table:formula="of:=&quot;            (&quot;&quot;&quot;&amp;[.C149]&amp;&quot;&quot;&quot;, &quot;&quot;&quot;&amp;[.D149]&amp;&quot;&quot;&quot;),&quot;" office:value-type="string" office:string-value="            (&quot;arbeidstakerHarSagtOppSelv&quot;, &quot;Arbeidstaker har sagt opp selv&quot;)," calcext:value-type="string">
            <text:p><text:s text:c="12"/>("arbeidstakerHarSagtOppSelv", "Arbeidstaker har sagt opp selv"),</text:p>
          </table:table-cell>
        </table:table-row>
        <table:table-row table:style-name="ro1">
          <table:table-cell office:value-type="string" calcext:value-type="string">
            <text:p>l10n_no_payroll.res_field_selection_AarsakTilSluttdato_byttetLoenssystemEllerRegnskapsfoerer</text:p>
          </table:table-cell>
          <table:table-cell office:value-type="string" calcext:value-type="string">
            <text:p>l10n_no_payroll.res_field_l10n_no_AarsakTilSluttdato</text:p>
          </table:table-cell>
          <table:table-cell office:value-type="string" calcext:value-type="string">
            <text:p>byttetLoenssystemEllerRegnskapsfoerer</text:p>
          </table:table-cell>
          <table:table-cell office:value-type="string" calcext:value-type="string">
            <text:p>Byttet lønnssystem eller regnskapsfører</text:p>
          </table:table-cell>
          <table:table-cell table:formula="of:=&quot;            (&quot;&quot;&quot;&amp;[.C150]&amp;&quot;&quot;&quot;, &quot;&quot;&quot;&amp;[.D150]&amp;&quot;&quot;&quot;),&quot;" office:value-type="string" office:string-value="            (&quot;byttetLoenssystemEllerRegnskapsfoerer&quot;, &quot;Byttet lønnssystem eller regnskapsfører&quot;)," calcext:value-type="string">
            <text:p><text:s text:c="12"/>("byttetLoenssystemEllerRegnskapsfoerer", "Byttet lønnssystem eller regnskapsfører"),</text:p>
          </table:table-cell>
        </table:table-row>
        <table:table-row table:style-name="ro1">
          <table:table-cell office:value-type="string" calcext:value-type="string">
            <text:p>l10n_no_payroll.res_field_selection_AarsakTilSluttdato_endringIOrganisasjonsstrukturEllerByttetJobbInternt</text:p>
          </table:table-cell>
          <table:table-cell office:value-type="string" calcext:value-type="string">
            <text:p>l10n_no_payroll.res_field_l10n_no_AarsakTilSluttdato</text:p>
          </table:table-cell>
          <table:table-cell office:value-type="string" calcext:value-type="string">
            <text:p>endringIOrganisasjonsstrukturEllerByttetJobbInternt</text:p>
          </table:table-cell>
          <table:table-cell office:value-type="string" calcext:value-type="string">
            <text:p>Endring i organisasjonsstruktur eller byttet jobb internt</text:p>
          </table:table-cell>
          <table:table-cell table:formula="of:=&quot;            (&quot;&quot;&quot;&amp;[.C151]&amp;&quot;&quot;&quot;, &quot;&quot;&quot;&amp;[.D151]&amp;&quot;&quot;&quot;),&quot;" office:value-type="string" office:string-value="            (&quot;endringIOrganisasjonsstrukturEllerByttetJobbInternt&quot;, &quot;Endring i organisasjonsstruktur eller byttet jobb internt&quot;)," calcext:value-type="string">
            <text:p><text:s text:c="12"/>("endringIOrganisasjonsstrukturEllerByttetJobbInternt", "Endring i organisasjonsstruktur eller byttet jobb internt"),</text:p>
          </table:table-cell>
        </table:table-row>
        <table:table-row table:style-name="ro1">
          <table:table-cell office:value-type="string" calcext:value-type="string">
            <text:p>l10n_no_payroll.res_field_selection_AarsakTilSluttdato_kontraktEngasjementEllerVikariatErUtloept</text:p>
          </table:table-cell>
          <table:table-cell office:value-type="string" calcext:value-type="string">
            <text:p>l10n_no_payroll.res_field_l10n_no_AarsakTilSluttdato</text:p>
          </table:table-cell>
          <table:table-cell office:value-type="string" calcext:value-type="string">
            <text:p>kontraktEngasjementEllerVikariatErUtloept</text:p>
          </table:table-cell>
          <table:table-cell office:value-type="string" calcext:value-type="string">
            <text:p>Kontrakt, engasjement eller vikariat er utløpt</text:p>
          </table:table-cell>
          <table:table-cell table:formula="of:=&quot;            (&quot;&quot;&quot;&amp;[.C152]&amp;&quot;&quot;&quot;, &quot;&quot;&quot;&amp;[.D152]&amp;&quot;&quot;&quot;),&quot;" office:value-type="string" office:string-value="            (&quot;kontraktEngasjementEllerVikariatErUtloept&quot;, &quot;Kontrakt, engasjement eller vikariat er utløpt&quot;)," calcext:value-type="string">
            <text:p><text:s text:c="12"/>("kontraktEngasjementEllerVikariatErUtloept", "Kontrakt, engasjement eller vikariat er utløpt"),</text:p>
          </table:table-cell>
        </table:table-row>
        <table:table-row table:style-name="ro1">
          <table:table-cell office:value-type="string" calcext:value-type="string">
            <text:p>l10n_no_payroll.res_field_selection_FormForAnsettelse_fast</text:p>
          </table:table-cell>
          <table:table-cell office:value-type="string" calcext:value-type="string">
            <text:p>l10n_no_payroll.res_field_l10n_no_FormForAnsettelse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ast ansettelse</text:p>
          </table:table-cell>
          <table:table-cell table:formula="of:=&quot;            (&quot;&quot;&quot;&amp;[.C153]&amp;&quot;&quot;&quot;, &quot;&quot;&quot;&amp;[.D153]&amp;&quot;&quot;&quot;),&quot;" office:value-type="string" office:string-value="            (&quot;fast&quot;, &quot;Fast ansettelse&quot;)," calcext:value-type="string">
            <text:p><text:s text:c="12"/>("fast", "Fast ansettelse"),</text:p>
          </table:table-cell>
        </table:table-row>
        <table:table-row table:style-name="ro1">
          <table:table-cell office:value-type="string" calcext:value-type="string">
            <text:p>l10n_no_payroll.res_field_selection_FormForAnsettelse_midlertidig</text:p>
          </table:table-cell>
          <table:table-cell office:value-type="string" calcext:value-type="string">
            <text:p>l10n_no_payroll.res_field_l10n_no_FormForAnsettelse</text:p>
          </table:table-cell>
          <table:table-cell office:value-type="string" calcext:value-type="string">
            <text:p>midlertidig</text:p>
          </table:table-cell>
          <table:table-cell office:value-type="string" calcext:value-type="string">
            <text:p>Midlertidig ansettelse</text:p>
          </table:table-cell>
          <table:table-cell table:formula="of:=&quot;            (&quot;&quot;&quot;&amp;[.C154]&amp;&quot;&quot;&quot;, &quot;&quot;&quot;&amp;[.D154]&amp;&quot;&quot;&quot;),&quot;" office:value-type="string" office:string-value="            (&quot;midlertidig&quot;, &quot;Midlertidig ansettelse&quot;)," calcext:value-type="string">
            <text:p><text:s text:c="12"/>("midlertidig", "Midlertidig ansettelse")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4.2$Linux_X86_64 LibreOffice_project/a529a4fab45b75fefc5b6226684193eb000654f6</meta:generator>
    <dc:date>2023-01-08T20:18:40.735749280</dc:date>
    <meta:editing-duration>PT3M5S</meta:editing-duration>
    <meta:editing-cycles>1</meta:editing-cycles>
    <meta:document-statistic meta:table-count="1" meta:cell-count="769" meta:object-count="0"/>
  </office:meta>
</office:document-meta>
</file>